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officeooo:rsid="010fa8c9" officeooo:paragraph-rsid="0113a6da"/>
    </style:style>
    <style:style style:name="P44" style:family="paragraph" style:parent-style-name="Text_20_body">
      <style:text-properties style:font-name="Liberation Serif" officeooo:rsid="01119e85" officeooo:paragraph-rsid="0113a6da"/>
    </style:style>
    <style:style style:name="P45" style:family="paragraph" style:parent-style-name="Text_20_body">
      <style:text-properties style:font-name="Liberation Serif1" officeooo:rsid="0029c6e1" officeooo:paragraph-rsid="002ba9f4"/>
    </style:style>
    <style:style style:name="P46" style:family="paragraph" style:parent-style-name="Text_20_body">
      <style:text-properties style:font-name="Liberation Serif1" officeooo:rsid="007cb899" officeooo:paragraph-rsid="007d9774"/>
    </style:style>
    <style:style style:name="P47" style:family="paragraph" style:parent-style-name="Table_20_Contents">
      <style:text-properties style:font-name="Liberation Serif1" officeooo:rsid="00d534ed" officeooo:paragraph-rsid="00d534ed"/>
    </style:style>
    <style:style style:name="P48" style:family="paragraph" style:parent-style-name="Table_20_Contents">
      <style:text-properties style:font-name="Liberation Serif1" officeooo:rsid="00d57de4" officeooo:paragraph-rsid="00d57de4"/>
    </style:style>
    <style:style style:name="P49" style:family="paragraph" style:parent-style-name="Table_20_Contents">
      <style:text-properties style:font-name="Liberation Serif1" officeooo:rsid="00d71be9" officeooo:paragraph-rsid="00d71be9"/>
    </style:style>
    <style:style style:name="P50" style:family="paragraph" style:parent-style-name="Table_20_Contents">
      <style:text-properties style:font-name="Liberation Serif1" fo:font-weight="bold" officeooo:rsid="00d534ed" officeooo:paragraph-rsid="00d534ed" style:font-weight-asian="bold" style:font-weight-complex="bold"/>
    </style:style>
    <style:style style:name="P51" style:family="paragraph" style:parent-style-name="Text_20_body">
      <style:text-properties style:font-name="Liberation Serif1" fo:font-style="normal" officeooo:rsid="00b745e2" officeooo:paragraph-rsid="00b85fb9" style:font-style-asian="normal" style:font-style-complex="normal"/>
    </style:style>
    <style:style style:name="P52" style:family="paragraph" style:parent-style-name="Text_20_body">
      <style:text-properties style:font-name="Liberation Serif1" fo:font-style="normal" officeooo:rsid="00ca6ff2" officeooo:paragraph-rsid="00d0ba50" style:font-style-asian="normal" style:font-style-complex="normal"/>
    </style:style>
    <style:style style:name="P53" style:family="paragraph" style:parent-style-name="Text_20_body">
      <style:text-properties style:font-name="Liberation Serif1" fo:font-style="normal" officeooo:rsid="00cd2614" officeooo:paragraph-rsid="00cd2614" style:font-style-asian="normal" style:font-style-complex="normal"/>
    </style:style>
    <style:style style:name="P54" style:family="paragraph" style:parent-style-name="Text_20_body">
      <style:text-properties style:font-name="Liberation Serif1" fo:font-style="normal" officeooo:rsid="00d0ba50" officeooo:paragraph-rsid="00d534ed" style:font-style-asian="normal" style:font-style-complex="normal"/>
    </style:style>
    <style:style style:name="P55" style:family="paragraph" style:parent-style-name="Text_20_body">
      <style:text-properties style:font-name="Liberation Serif1" fo:font-style="normal" officeooo:rsid="00d0ba50" officeooo:paragraph-rsid="00dc0493" style:font-style-asian="normal" style:font-style-complex="normal"/>
    </style:style>
    <style:style style:name="P56" style:family="paragraph" style:parent-style-name="Text_20_body">
      <style:text-properties style:font-name="Liberation Serif1" fo:font-style="normal" officeooo:rsid="00d4a439" officeooo:paragraph-rsid="00d4a439" style:font-style-asian="normal" style:font-style-complex="normal"/>
    </style:style>
    <style:style style:name="P57" style:family="paragraph" style:parent-style-name="Text_20_body">
      <style:text-properties style:font-name="Liberation Serif1" fo:font-style="normal" officeooo:rsid="00d4a439" officeooo:paragraph-rsid="00d534ed" style:font-style-asian="normal" style:font-style-complex="normal"/>
    </style:style>
    <style:style style:name="P58" style:family="paragraph" style:parent-style-name="Text_20_body">
      <style:text-properties style:font-name="Liberation Serif1" fo:font-style="normal" officeooo:rsid="00d534ed" officeooo:paragraph-rsid="00d534ed" style:font-style-asian="normal" style:font-style-complex="normal"/>
    </style:style>
    <style:style style:name="P59" style:family="paragraph" style:parent-style-name="Text_20_body">
      <style:text-properties style:font-name="Liberation Serif1" fo:font-style="normal" officeooo:rsid="00d89081" officeooo:paragraph-rsid="00d89081" style:font-style-asian="normal" style:font-style-complex="normal"/>
    </style:style>
    <style:style style:name="P60" style:family="paragraph" style:parent-style-name="Text_20_body">
      <style:text-properties style:font-name="Liberation Serif1" fo:font-style="normal" officeooo:rsid="00e0465c" officeooo:paragraph-rsid="00e1592b" style:font-style-asian="normal" style:font-style-complex="normal"/>
    </style:style>
    <style:style style:name="P61" style:family="paragraph" style:parent-style-name="Text_20_body">
      <style:text-properties style:font-name="Liberation Serif1" fo:font-style="normal" officeooo:rsid="00e0465c" officeooo:paragraph-rsid="00e52101" style:font-style-asian="normal" style:font-style-complex="normal"/>
    </style:style>
    <style:style style:name="P62" style:family="paragraph" style:parent-style-name="Text_20_body">
      <style:text-properties style:font-name="Liberation Serif1" fo:font-style="normal" officeooo:rsid="00e9e672" officeooo:paragraph-rsid="00e9e672" style:font-style-asian="normal" style:font-style-complex="normal"/>
    </style:style>
    <style:style style:name="P63" style:family="paragraph" style:parent-style-name="Text_20_body">
      <style:text-properties style:font-name="Liberation Serif1" fo:font-style="normal" officeooo:rsid="00eaaa52" officeooo:paragraph-rsid="00edea1a" style:font-style-asian="normal" style:font-style-complex="normal"/>
    </style:style>
    <style:style style:name="P64"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65" style:family="paragraph" style:parent-style-name="Text_20_body">
      <style:text-properties style:font-name="Liberation Serif1" officeooo:rsid="00fa29bc" officeooo:paragraph-rsid="00fa29bc"/>
    </style:style>
    <style:style style:name="P66" style:family="paragraph" style:parent-style-name="Text_20_body">
      <style:text-properties style:font-name="Liberation Serif1" officeooo:rsid="0117f067" officeooo:paragraph-rsid="0117f067"/>
    </style:style>
    <style:style style:name="P67" style:family="paragraph" style:parent-style-name="Text_20_body">
      <style:text-properties officeooo:rsid="006f1bbb" officeooo:paragraph-rsid="006f1bbb"/>
    </style:style>
    <style:style style:name="P68" style:family="paragraph" style:parent-style-name="Text_20_body">
      <style:text-properties officeooo:rsid="008226b5" officeooo:paragraph-rsid="008226b5"/>
    </style:style>
    <style:style style:name="P69" style:family="paragraph" style:parent-style-name="Text_20_body">
      <style:text-properties officeooo:rsid="0070b254" officeooo:paragraph-rsid="0070b254"/>
    </style:style>
    <style:style style:name="P70" style:family="paragraph" style:parent-style-name="Text_20_body">
      <style:text-properties officeooo:rsid="0071d602" officeooo:paragraph-rsid="00755758"/>
    </style:style>
    <style:style style:name="P71" style:family="paragraph" style:parent-style-name="Text_20_body">
      <style:text-properties officeooo:paragraph-rsid="007b3025"/>
    </style:style>
    <style:style style:name="P72" style:family="paragraph" style:parent-style-name="Text_20_body">
      <style:text-properties officeooo:paragraph-rsid="007d9774"/>
    </style:style>
    <style:style style:name="P73" style:family="paragraph" style:parent-style-name="Text_20_body">
      <style:text-properties officeooo:paragraph-rsid="008226b5"/>
    </style:style>
    <style:style style:name="P74" style:family="paragraph" style:parent-style-name="Text_20_body">
      <style:text-properties officeooo:rsid="007cb899" officeooo:paragraph-rsid="007d9774"/>
    </style:style>
    <style:style style:name="P75" style:family="paragraph" style:parent-style-name="Text_20_body">
      <style:paragraph-properties fo:break-before="page"/>
      <style:text-properties officeooo:rsid="008795b6" officeooo:paragraph-rsid="008795b6"/>
    </style:style>
    <style:style style:name="P76" style:family="paragraph" style:parent-style-name="Text_20_body">
      <style:text-properties officeooo:rsid="008795b6" officeooo:paragraph-rsid="008795b6"/>
    </style:style>
    <style:style style:name="P77" style:family="paragraph" style:parent-style-name="Text_20_body">
      <style:text-properties officeooo:rsid="0094db5e" officeooo:paragraph-rsid="0094db5e"/>
    </style:style>
    <style:style style:name="P78" style:family="paragraph" style:parent-style-name="Text_20_body">
      <style:text-properties officeooo:paragraph-rsid="009d7665"/>
    </style:style>
    <style:style style:name="P79" style:family="paragraph" style:parent-style-name="Text_20_body">
      <style:text-properties officeooo:paragraph-rsid="009f3287"/>
    </style:style>
    <style:style style:name="P80" style:family="paragraph" style:parent-style-name="Title">
      <style:text-properties fo:font-size="20pt" officeooo:rsid="0016a255" officeooo:paragraph-rsid="00a1cd3b" style:font-size-asian="20pt" style:font-size-complex="20pt"/>
    </style:style>
    <style:style style:name="P81" style:family="paragraph" style:parent-style-name="Text_20_body">
      <style:text-properties officeooo:rsid="009bfcd1" officeooo:paragraph-rsid="009d7665"/>
    </style:style>
    <style:style style:name="P82" style:family="paragraph" style:parent-style-name="Subtitle">
      <style:text-properties officeooo:rsid="0016a255" officeooo:paragraph-rsid="0016a255"/>
    </style:style>
    <style:style style:name="P83" style:family="paragraph" style:parent-style-name="Text_20_body">
      <style:text-properties officeooo:rsid="009f3287" officeooo:paragraph-rsid="009f3287"/>
    </style:style>
    <style:style style:name="P84" style:family="paragraph" style:parent-style-name="Text_20_body">
      <style:text-properties officeooo:paragraph-rsid="00a9bd53"/>
    </style:style>
    <style:style style:name="P85" style:family="paragraph" style:parent-style-name="Text_20_body">
      <style:text-properties officeooo:rsid="00ab4e33" officeooo:paragraph-rsid="00ae3194"/>
    </style:style>
    <style:style style:name="P86" style:family="paragraph" style:parent-style-name="Text_20_body">
      <style:text-properties officeooo:rsid="00ab4e33" officeooo:paragraph-rsid="00af9b67"/>
    </style:style>
    <style:style style:name="P87" style:family="paragraph" style:parent-style-name="Text_20_body">
      <style:text-properties officeooo:rsid="00af9b67" officeooo:paragraph-rsid="00af9b67"/>
    </style:style>
    <style:style style:name="P88" style:family="paragraph" style:parent-style-name="Text_20_body">
      <style:text-properties officeooo:rsid="00bd6260" officeooo:paragraph-rsid="00bd6260"/>
    </style:style>
    <style:style style:name="P89" style:family="paragraph" style:parent-style-name="Text_20_body">
      <style:text-properties officeooo:rsid="00c09fe2" officeooo:paragraph-rsid="00c09fe2"/>
    </style:style>
    <style:style style:name="P90" style:family="paragraph" style:parent-style-name="Text_20_body">
      <style:text-properties officeooo:rsid="00c09fe2" officeooo:paragraph-rsid="00c5d5d8"/>
    </style:style>
    <style:style style:name="P91" style:family="paragraph" style:parent-style-name="Text_20_body">
      <style:paragraph-properties fo:break-before="page"/>
      <style:text-properties fo:font-size="16pt" officeooo:rsid="00173dc0" officeooo:paragraph-rsid="0016a255" style:font-size-asian="16pt" style:font-size-complex="16pt"/>
    </style:style>
    <style:style style:name="P92" style:family="paragraph" style:parent-style-name="Text_20_body">
      <style:text-properties officeooo:paragraph-rsid="00b85fb9"/>
    </style:style>
    <style:style style:name="P93" style:family="paragraph" style:parent-style-name="Text_20_body">
      <style:text-properties officeooo:paragraph-rsid="00e0465c"/>
    </style:style>
    <style:style style:name="P94" style:family="paragraph" style:parent-style-name="Text_20_body">
      <style:text-properties officeooo:rsid="00f830cb" officeooo:paragraph-rsid="00f830cb"/>
    </style:style>
    <style:style style:name="P95" style:family="paragraph" style:parent-style-name="Text_20_body">
      <style:text-properties officeooo:rsid="00fa29bc" officeooo:paragraph-rsid="00fa29bc"/>
    </style:style>
    <style:style style:name="P96" style:family="paragraph" style:parent-style-name="Text_20_body">
      <style:text-properties officeooo:rsid="00fdda2c" officeooo:paragraph-rsid="00fdda2c"/>
    </style:style>
    <style:style style:name="P97" style:family="paragraph" style:parent-style-name="Text_20_body">
      <style:text-properties officeooo:rsid="00feaf87" officeooo:paragraph-rsid="00fecccd"/>
    </style:style>
    <style:style style:name="P98" style:family="paragraph" style:parent-style-name="Text_20_body">
      <style:text-properties officeooo:rsid="0107f40a" officeooo:paragraph-rsid="01084d89"/>
    </style:style>
    <style:style style:name="P99" style:family="paragraph" style:parent-style-name="Text_20_body">
      <style:text-properties officeooo:rsid="0107f40a" officeooo:paragraph-rsid="0109cc49"/>
    </style:style>
    <style:style style:name="P100" style:family="paragraph" style:parent-style-name="Text_20_body">
      <style:text-properties officeooo:rsid="0109cc49" officeooo:paragraph-rsid="0109cc49"/>
    </style:style>
    <style:style style:name="P101" style:family="paragraph" style:parent-style-name="Text_20_body">
      <style:text-properties officeooo:rsid="010e4663" officeooo:paragraph-rsid="0113a6da"/>
    </style:style>
    <style:style style:name="P102" style:family="paragraph" style:parent-style-name="Text_20_body">
      <style:text-properties officeooo:rsid="010e50c4" officeooo:paragraph-rsid="010e50c4"/>
    </style:style>
    <style:style style:name="P103" style:family="paragraph" style:parent-style-name="Text_20_body">
      <style:text-properties officeooo:rsid="011558ba" officeooo:paragraph-rsid="0116c069"/>
    </style:style>
    <style:style style:name="P104" style:family="paragraph" style:parent-style-name="Text_20_body">
      <style:text-properties officeooo:rsid="0116c069" officeooo:paragraph-rsid="0116c069"/>
    </style:style>
    <style:style style:name="P105" style:family="paragraph" style:parent-style-name="Text_20_body">
      <style:text-properties officeooo:rsid="0117f067" officeooo:paragraph-rsid="011a19bc"/>
    </style:style>
    <style:style style:name="P106" style:family="paragraph" style:parent-style-name="Text_20_body">
      <style:text-properties officeooo:rsid="011b2700" officeooo:paragraph-rsid="011b2700"/>
    </style:style>
    <style:style style:name="P107" style:family="paragraph" style:parent-style-name="Text_20_body">
      <style:text-properties officeooo:rsid="011c1c33" officeooo:paragraph-rsid="011c1c33"/>
    </style:style>
    <style:style style:name="P108" style:family="paragraph" style:parent-style-name="Text_20_body">
      <style:text-properties officeooo:rsid="011c1c33" officeooo:paragraph-rsid="011df94e"/>
    </style:style>
    <style:style style:name="P109" style:family="paragraph" style:parent-style-name="Text_20_body">
      <style:text-properties officeooo:rsid="011c1c33" officeooo:paragraph-rsid="01218689"/>
    </style:style>
    <style:style style:name="P110" style:family="paragraph" style:parent-style-name="Text_20_body">
      <style:text-properties officeooo:rsid="01218689" officeooo:paragraph-rsid="01218689"/>
    </style:style>
    <style:style style:name="P111" style:family="paragraph" style:parent-style-name="Text_20_body">
      <style:text-properties officeooo:rsid="0121bd9c" officeooo:paragraph-rsid="0121bd9c"/>
    </style:style>
    <style:style style:name="P112" style:family="paragraph" style:parent-style-name="Text_20_body">
      <style:text-properties officeooo:rsid="0121e8ad" officeooo:paragraph-rsid="0121e8ad"/>
    </style:style>
    <style:style style:name="P113" style:family="paragraph" style:parent-style-name="Text_20_body">
      <style:text-properties officeooo:rsid="01238cc3" officeooo:paragraph-rsid="01238cc3"/>
    </style:style>
    <style:style style:name="P114" style:family="paragraph" style:parent-style-name="Text_20_body">
      <style:text-properties officeooo:rsid="01238cc3" officeooo:paragraph-rsid="0123f48b"/>
    </style:style>
    <style:style style:name="P115" style:family="paragraph" style:parent-style-name="Text_20_body">
      <style:text-properties officeooo:rsid="01247e1b" officeooo:paragraph-rsid="01247e1b"/>
    </style:style>
    <style:style style:name="P116" style:family="paragraph" style:parent-style-name="Text_20_body">
      <style:text-properties officeooo:rsid="012574d9" officeooo:paragraph-rsid="012574d9"/>
    </style:style>
    <style:style style:name="P117" style:family="paragraph" style:parent-style-name="Text_20_body">
      <style:text-properties fo:font-style="normal" officeooo:rsid="01273788" officeooo:paragraph-rsid="01273788" style:font-style-asian="normal" style:font-style-complex="normal"/>
    </style:style>
    <style:style style:name="P118" style:family="paragraph" style:parent-style-name="Text_20_body">
      <style:text-properties fo:font-style="normal" officeooo:rsid="012929cc" officeooo:paragraph-rsid="012929cc" style:font-style-asian="normal" style:font-style-complex="normal"/>
    </style:style>
    <style:style style:name="P119" style:family="paragraph" style:parent-style-name="Text_20_body">
      <style:text-properties fo:font-style="normal" officeooo:rsid="012929cc" officeooo:paragraph-rsid="012b13eb" style:font-style-asian="normal" style:font-style-complex="normal"/>
    </style:style>
    <style:style style:name="P120" style:family="paragraph" style:parent-style-name="Text_20_body">
      <style:text-properties fo:font-style="normal" officeooo:rsid="012b13eb" officeooo:paragraph-rsid="012b13eb" style:font-style-asian="normal" style:font-style-complex="normal"/>
    </style:style>
    <style:style style:name="P121"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22" style:family="paragraph" style:parent-style-name="Text_20_body">
      <style:text-properties officeooo:rsid="013078d0" officeooo:paragraph-rsid="01333821"/>
    </style:style>
    <style:style style:name="P123" style:family="paragraph" style:parent-style-name="Text_20_body">
      <style:text-properties officeooo:rsid="01333821" officeooo:paragraph-rsid="0133642e"/>
    </style:style>
    <style:style style:name="P124" style:family="paragraph" style:parent-style-name="Text_20_body">
      <style:text-properties officeooo:rsid="0133642e" officeooo:paragraph-rsid="0137dfb3"/>
    </style:style>
    <style:style style:name="P125" style:family="paragraph" style:parent-style-name="Text_20_body">
      <style:text-properties officeooo:rsid="0137dfb3" officeooo:paragraph-rsid="013c5d35"/>
    </style:style>
    <style:style style:name="P126" style:family="paragraph" style:parent-style-name="Text_20_body">
      <style:text-properties officeooo:rsid="013d5299" officeooo:paragraph-rsid="013d5299"/>
    </style:style>
    <style:style style:name="P127" style:family="paragraph" style:parent-style-name="Heading_20_1">
      <style:text-properties officeooo:rsid="00202624" officeooo:paragraph-rsid="00202624"/>
    </style:style>
    <style:style style:name="P128" style:family="paragraph" style:parent-style-name="Heading_20_2">
      <style:paragraph-properties fo:break-before="page"/>
      <style:text-properties officeooo:rsid="0021730c" officeooo:paragraph-rsid="0021730c"/>
    </style:style>
    <style:style style:name="P129" style:family="paragraph" style:parent-style-name="Heading_20_2">
      <style:text-properties officeooo:rsid="009052e2" officeooo:paragraph-rsid="00937c92"/>
    </style:style>
    <style:style style:name="P130" style:family="paragraph" style:parent-style-name="Heading_20_2">
      <style:paragraph-properties fo:break-before="page"/>
      <style:text-properties officeooo:rsid="009052e2" officeooo:paragraph-rsid="00f63a0a"/>
    </style:style>
    <style:style style:name="P131" style:family="paragraph" style:parent-style-name="Heading_20_2">
      <style:paragraph-properties fo:break-before="page"/>
      <style:text-properties officeooo:rsid="01218689" officeooo:paragraph-rsid="01218689"/>
    </style:style>
    <style:style style:name="P132" style:family="paragraph" style:parent-style-name="Heading_20_3">
      <style:text-properties officeooo:rsid="003bb467" officeooo:paragraph-rsid="0037e13b"/>
    </style:style>
    <style:style style:name="P133" style:family="paragraph" style:parent-style-name="Heading_20_3">
      <style:text-properties officeooo:rsid="0041f39d" officeooo:paragraph-rsid="003bb467"/>
    </style:style>
    <style:style style:name="P134" style:family="paragraph" style:parent-style-name="Heading_20_3">
      <style:text-properties officeooo:rsid="0041f39d" officeooo:paragraph-rsid="009bfcd1"/>
    </style:style>
    <style:style style:name="P135" style:family="paragraph" style:parent-style-name="Heading_20_3">
      <style:text-properties officeooo:rsid="0041f39d" officeooo:paragraph-rsid="00f63a0a"/>
    </style:style>
    <style:style style:name="P136" style:family="paragraph" style:parent-style-name="Heading_20_3">
      <style:text-properties officeooo:rsid="00937c92" officeooo:paragraph-rsid="00937c92"/>
    </style:style>
    <style:style style:name="P137" style:family="paragraph" style:parent-style-name="Heading_20_3">
      <style:text-properties officeooo:rsid="00937c92" officeooo:paragraph-rsid="00f63a0a"/>
    </style:style>
    <style:style style:name="P138" style:family="paragraph" style:parent-style-name="Heading_20_3">
      <style:text-properties officeooo:rsid="00937c92" officeooo:paragraph-rsid="01218689"/>
    </style:style>
    <style:style style:name="P139" style:family="paragraph" style:parent-style-name="Heading_20_3">
      <style:text-properties officeooo:paragraph-rsid="01218689"/>
    </style:style>
    <style:style style:name="P140" style:family="paragraph" style:parent-style-name="Heading_20_4">
      <style:text-properties officeooo:rsid="0041f39d" officeooo:paragraph-rsid="0041f39d"/>
    </style:style>
    <style:style style:name="P141" style:family="paragraph" style:parent-style-name="Heading_20_4">
      <style:text-properties officeooo:rsid="006f1bbb" officeooo:paragraph-rsid="006f1bbb"/>
    </style:style>
    <style:style style:name="P142" style:family="paragraph" style:parent-style-name="Heading_20_4">
      <style:text-properties officeooo:rsid="00768461" officeooo:paragraph-rsid="00768461"/>
    </style:style>
    <style:style style:name="P143" style:family="paragraph" style:parent-style-name="Heading_20_4">
      <style:text-properties officeooo:rsid="008226b5" officeooo:paragraph-rsid="008226b5"/>
    </style:style>
    <style:style style:name="P144" style:family="paragraph" style:parent-style-name="Heading_20_4">
      <style:text-properties officeooo:rsid="009bfcd1" officeooo:paragraph-rsid="009bfcd1"/>
    </style:style>
    <style:style style:name="P145" style:family="paragraph" style:parent-style-name="Heading_20_4">
      <style:text-properties officeooo:rsid="00ad05cc" officeooo:paragraph-rsid="00ad05cc"/>
    </style:style>
    <style:style style:name="P146" style:family="paragraph" style:parent-style-name="Heading_20_4">
      <style:text-properties officeooo:rsid="00ad05cc" officeooo:paragraph-rsid="00f63a0a"/>
    </style:style>
    <style:style style:name="P147" style:family="paragraph" style:parent-style-name="Heading_20_4">
      <style:text-properties officeooo:rsid="00ad05cc" officeooo:paragraph-rsid="01218689"/>
    </style:style>
    <style:style style:name="P148" style:family="paragraph" style:parent-style-name="Heading_20_4">
      <style:text-properties style:font-name="Liberation Sans" fo:font-style="italic" style:font-style-asian="italic" style:font-style-complex="italic"/>
    </style:style>
    <style:style style:name="P149" style:family="paragraph" style:parent-style-name="Heading_20_4">
      <style:text-properties officeooo:paragraph-rsid="00f63a0a"/>
    </style:style>
    <style:style style:name="P150" style:family="paragraph" style:parent-style-name="Heading_20_4">
      <style:text-properties officeooo:paragraph-rsid="01218689"/>
    </style:style>
    <style:style style:name="P151" style:family="paragraph" style:parent-style-name="Heading_20_4">
      <style:text-properties officeooo:paragraph-rsid="01587d96"/>
    </style:style>
    <style:style style:name="P152" style:family="paragraph" style:parent-style-name="Text_20_body" style:list-style-name="L1">
      <style:text-properties fo:font-size="12pt" officeooo:rsid="0016a255" officeooo:paragraph-rsid="0016a255" style:font-size-asian="12pt" style:font-size-complex="12pt"/>
    </style:style>
    <style:style style:name="P153" style:family="paragraph" style:parent-style-name="Text_20_body" style:list-style-name="L2">
      <style:text-properties officeooo:paragraph-rsid="00af9b67"/>
    </style:style>
    <style:style style:name="P154" style:family="paragraph" style:parent-style-name="Text_20_body" style:list-style-name="L2">
      <style:text-properties officeooo:paragraph-rsid="00b745e2"/>
    </style:style>
    <style:style style:name="P155" style:family="paragraph" style:parent-style-name="Text_20_body" style:list-style-name="L2">
      <style:text-properties style:font-name="Liberation Serif1" officeooo:rsid="00af9b67" officeooo:paragraph-rsid="00af9b67"/>
    </style:style>
    <style:style style:name="P156" style:family="paragraph" style:parent-style-name="Text_20_body">
      <style:text-properties officeooo:rsid="0123f48b" officeooo:paragraph-rsid="0123f48b"/>
    </style:style>
    <style:style style:name="P157" style:family="paragraph" style:parent-style-name="Text_20_body">
      <style:text-properties fo:font-style="normal" style:text-underline-style="none" officeooo:rsid="012929cc" officeooo:paragraph-rsid="012929cc" style:font-style-asian="normal" style:font-style-complex="normal"/>
    </style:style>
    <style:style style:name="P158" style:family="paragraph" style:parent-style-name="Text_20_body">
      <style:text-properties fo:font-style="italic" style:text-underline-style="none" officeooo:rsid="012929cc" officeooo:paragraph-rsid="012929cc" style:font-style-asian="italic" style:font-style-complex="italic"/>
    </style:style>
    <style:style style:name="P159"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160"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161" style:family="paragraph" style:parent-style-name="Text_20_body">
      <style:text-properties officeooo:rsid="01403c00" officeooo:paragraph-rsid="0142402b"/>
    </style:style>
    <style:style style:name="P162" style:family="paragraph" style:parent-style-name="Text_20_body">
      <style:text-properties officeooo:rsid="0142402b" officeooo:paragraph-rsid="0142402b"/>
    </style:style>
    <style:style style:name="P163" style:family="paragraph" style:parent-style-name="Text_20_body">
      <style:text-properties officeooo:paragraph-rsid="0143a07e"/>
    </style:style>
    <style:style style:name="P164" style:family="paragraph" style:parent-style-name="Text_20_body" style:list-style-name="L3">
      <style:text-properties officeooo:paragraph-rsid="0143a07e"/>
    </style:style>
    <style:style style:name="P165" style:family="paragraph" style:parent-style-name="Text_20_body" style:list-style-name="L3">
      <style:text-properties officeooo:paragraph-rsid="014491fe"/>
    </style:style>
    <style:style style:name="P166" style:family="paragraph" style:parent-style-name="Text_20_body" style:list-style-name="L3">
      <style:text-properties officeooo:paragraph-rsid="0146859f"/>
    </style:style>
    <style:style style:name="P167" style:family="paragraph" style:parent-style-name="Text_20_body" style:list-style-name="L3">
      <style:text-properties officeooo:paragraph-rsid="014a6cf0"/>
    </style:style>
    <style:style style:name="P168" style:family="paragraph" style:parent-style-name="Text_20_body">
      <style:text-properties officeooo:rsid="014eef9b" officeooo:paragraph-rsid="014eef9b"/>
    </style:style>
    <style:style style:name="P169" style:family="paragraph" style:parent-style-name="Text_20_body">
      <style:text-properties style:font-name="Liberation Serif1" fo:font-style="normal" officeooo:rsid="0152faa1" officeooo:paragraph-rsid="0152faa1" style:font-style-asian="normal" style:font-style-complex="normal"/>
    </style:style>
    <style:style style:name="P170" style:family="paragraph" style:parent-style-name="Text_20_body">
      <style:text-properties style:font-name="Liberation Serif1" fo:font-style="normal" officeooo:rsid="0152faa1" officeooo:paragraph-rsid="015820fb" style:font-style-asian="normal" style:font-style-complex="normal"/>
    </style:style>
    <style:style style:name="P171" style:family="paragraph" style:parent-style-name="Text_20_body">
      <style:text-properties style:font-name="Liberation Serif1" fo:font-style="normal" officeooo:rsid="015820fb" officeooo:paragraph-rsid="015820fb" style:font-style-asian="normal" style:font-style-complex="normal"/>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style:font-style-asian="normal" style:font-style-complex="normal"/>
    </style:style>
    <style:style style:name="T35" style:family="text">
      <style:text-properties style:font-name="Liberation Serif" fo:font-style="normal" officeooo:rsid="00af9b67" style:font-style-asian="normal" style:font-style-complex="normal"/>
    </style:style>
    <style:style style:name="T36" style:family="text">
      <style:text-properties style:font-name="Liberation Serif" fo:font-style="normal" officeooo:rsid="00b745e2" style:font-style-asian="normal" style:font-style-complex="normal"/>
    </style:style>
    <style:style style:name="T37" style:family="text">
      <style:text-properties style:font-name="Liberation Serif" fo:font-style="normal" officeooo:rsid="00b85fb9" style:font-style-asian="normal" style:font-style-complex="normal"/>
    </style:style>
    <style:style style:name="T38" style:family="text">
      <style:text-properties style:font-name="Liberation Serif" fo:font-style="normal" officeooo:rsid="00be6729" style:font-style-asian="normal" style:font-style-complex="normal"/>
    </style:style>
    <style:style style:name="T39" style:family="text">
      <style:text-properties style:font-name="Liberation Serif" fo:font-style="normal" officeooo:rsid="00e0465c" style:font-style-asian="normal" style:font-style-complex="normal"/>
    </style:style>
    <style:style style:name="T40" style:family="text">
      <style:text-properties style:font-name="Liberation Serif" fo:font-style="normal" officeooo:rsid="0101581c" style:font-style-asian="normal" style:font-style-complex="normal"/>
    </style:style>
    <style:style style:name="T41" style:family="text">
      <style:text-properties style:font-name="Liberation Serif" fo:font-style="normal" officeooo:rsid="01045b80" style:font-style-asian="normal" style:font-style-complex="normal"/>
    </style:style>
    <style:style style:name="T42" style:family="text">
      <style:text-properties style:font-name="Liberation Serif" fo:font-style="normal" officeooo:rsid="01063f30" style:font-style-asian="normal" style:font-style-complex="normal"/>
    </style:style>
    <style:style style:name="T43" style:family="text">
      <style:text-properties style:font-name="Liberation Serif" fo:font-style="normal" officeooo:rsid="01084d89" style:font-style-asian="normal" style:font-style-complex="normal"/>
    </style:style>
    <style:style style:name="T44" style:family="text">
      <style:text-properties style:font-name="Liberation Serif" fo:font-style="normal" officeooo:rsid="0109cc49" style:font-style-asian="normal" style:font-style-complex="normal"/>
    </style:style>
    <style:style style:name="T45" style:family="text">
      <style:text-properties style:font-name="Liberation Serif" fo:font-style="normal" officeooo:rsid="010babbd" style:font-style-asian="normal" style:font-style-complex="normal"/>
    </style:style>
    <style:style style:name="T46" style:family="text">
      <style:text-properties style:font-name="Liberation Serif" fo:font-style="normal" officeooo:rsid="010d2f3b" style:font-style-asian="normal" style:font-style-complex="normal"/>
    </style:style>
    <style:style style:name="T47" style:family="text">
      <style:text-properties style:font-name="Liberation Serif" fo:font-style="normal" officeooo:rsid="01359cba" style:font-style-asian="normal" style:font-style-complex="normal"/>
    </style:style>
    <style:style style:name="T48" style:family="text">
      <style:text-properties style:font-name="Liberation Serif" fo:font-style="normal" officeooo:rsid="0135c115" style:font-style-asian="normal" style:font-style-complex="normal"/>
    </style:style>
    <style:style style:name="T49" style:family="text">
      <style:text-properties style:font-name="Liberation Serif" fo:font-style="normal" officeooo:rsid="013603b1" style:font-style-asian="normal" style:font-style-complex="normal"/>
    </style:style>
    <style:style style:name="T50" style:family="text">
      <style:text-properties style:font-name="Liberation Serif" fo:font-style="normal" style:text-underline-style="none" style:font-style-asian="normal" style:font-style-complex="normal"/>
    </style:style>
    <style:style style:name="T51" style:family="text">
      <style:text-properties style:font-name="Liberation Serif" fo:font-style="normal" style:text-underline-style="none" officeooo:rsid="0137dfb3" style:font-style-asian="normal" style:font-style-complex="normal"/>
    </style:style>
    <style:style style:name="T52" style:family="text">
      <style:text-properties style:font-name="Liberation Serif" fo:font-style="normal" style:text-underline-style="none" officeooo:rsid="01398e3a" style:font-style-asian="normal" style:font-style-complex="normal"/>
    </style:style>
    <style:style style:name="T53" style:family="text">
      <style:text-properties style:font-name="Liberation Serif" fo:font-style="normal" style:text-underline-style="none" officeooo:rsid="013a7abd" style:font-style-asian="normal" style:font-style-complex="normal"/>
    </style:style>
    <style:style style:name="T54" style:family="text">
      <style:text-properties style:font-name="Liberation Serif" fo:font-style="normal" style:text-underline-style="none" officeooo:rsid="013c5d35" style:font-style-asian="normal" style:font-style-complex="normal"/>
    </style:style>
    <style:style style:name="T55" style:family="text">
      <style:text-properties style:font-name="Liberation Serif" fo:font-style="normal" style:text-underline-style="none" officeooo:rsid="013c8c07" style:font-style-asian="normal" style:font-style-complex="normal"/>
    </style:style>
    <style:style style:name="T56" style:family="text">
      <style:text-properties style:font-name="Liberation Serif" fo:font-style="normal" style:text-underline-style="none" officeooo:rsid="013d5299" style:font-style-asian="normal" style:font-style-complex="normal"/>
    </style:style>
    <style:style style:name="T57" style:family="text">
      <style:text-properties style:font-name="Liberation Serif" officeooo:rsid="00c40122"/>
    </style:style>
    <style:style style:name="T58" style:family="text">
      <style:text-properties style:font-name="Liberation Serif" officeooo:rsid="00c5d5d8"/>
    </style:style>
    <style:style style:name="T59" style:family="text">
      <style:text-properties style:font-name="Liberation Serif" officeooo:rsid="00d0ba50"/>
    </style:style>
    <style:style style:name="T60" style:family="text">
      <style:text-properties style:font-name="Liberation Serif" officeooo:rsid="00d36e71"/>
    </style:style>
    <style:style style:name="T61" style:family="text">
      <style:text-properties style:font-name="Liberation Serif" officeooo:rsid="00feaf87"/>
    </style:style>
    <style:style style:name="T62" style:family="text">
      <style:text-properties style:font-name="Liberation Serif" officeooo:rsid="00fecccd"/>
    </style:style>
    <style:style style:name="T63" style:family="text">
      <style:text-properties style:font-name="Liberation Serif" officeooo:rsid="0100801d"/>
    </style:style>
    <style:style style:name="T64" style:family="text">
      <style:text-properties style:font-name="Liberation Serif" officeooo:rsid="0101581c"/>
    </style:style>
    <style:style style:name="T65" style:family="text">
      <style:text-properties style:font-name="Liberation Serif" fo:font-style="italic" officeooo:rsid="0101581c" style:font-style-asian="italic" style:font-style-complex="italic"/>
    </style:style>
    <style:style style:name="T66" style:family="text">
      <style:text-properties style:font-name="Liberation Serif" fo:font-style="italic" officeooo:rsid="01359cba" style:font-style-asian="italic" style:font-style-complex="italic"/>
    </style:style>
    <style:style style:name="T67" style:family="text">
      <style:text-properties style:font-name="Liberation Serif" fo:font-style="italic" officeooo:rsid="0135c115" style:font-style-asian="italic" style:font-style-complex="italic"/>
    </style:style>
    <style:style style:name="T68" style:family="text">
      <style:text-properties style:font-name="Liberation Serif" officeooo:rsid="010307f3"/>
    </style:style>
    <style:style style:name="T69" style:family="text">
      <style:text-properties style:font-name="Liberation Serif" officeooo:rsid="010e50c4"/>
    </style:style>
    <style:style style:name="T70" style:family="text">
      <style:text-properties style:font-name="Liberation Serif" officeooo:rsid="010fa8c9"/>
    </style:style>
    <style:style style:name="T71" style:family="text">
      <style:text-properties style:font-name="Liberation Serif" officeooo:rsid="01119e85"/>
    </style:style>
    <style:style style:name="T72" style:family="text">
      <style:text-properties style:font-name="Liberation Serif" officeooo:rsid="01129d01"/>
    </style:style>
    <style:style style:name="T73" style:family="text">
      <style:text-properties style:font-name="Liberation Serif" officeooo:rsid="0113a6da"/>
    </style:style>
    <style:style style:name="T74" style:family="text">
      <style:text-properties style:font-name="Liberation Serif" officeooo:rsid="0116c069"/>
    </style:style>
    <style:style style:name="T75" style:family="text">
      <style:text-properties style:font-name="Liberation Serif" officeooo:rsid="0117f067"/>
    </style:style>
    <style:style style:name="T76" style:family="text">
      <style:text-properties style:font-name="Liberation Serif" officeooo:rsid="0133642e"/>
    </style:style>
    <style:style style:name="T77" style:family="text">
      <style:text-properties style:font-name="Liberation Serif" officeooo:rsid="01353a13"/>
    </style:style>
    <style:style style:name="T78" style:family="text">
      <style:text-properties style:font-name="Liberation Serif" officeooo:rsid="01359cba"/>
    </style:style>
    <style:style style:name="T79" style:family="text">
      <style:text-properties style:font-name="Liberation Serif1"/>
    </style:style>
    <style:style style:name="T80" style:family="text">
      <style:text-properties style:font-name="Liberation Serif1" officeooo:rsid="0022bd42"/>
    </style:style>
    <style:style style:name="T81" style:family="text">
      <style:text-properties style:font-name="Liberation Serif1" officeooo:rsid="0025a86f"/>
    </style:style>
    <style:style style:name="T82" style:family="text">
      <style:text-properties style:font-name="Liberation Serif1" officeooo:rsid="0029c6e1"/>
    </style:style>
    <style:style style:name="T83" style:family="text">
      <style:text-properties style:font-name="Liberation Serif1" officeooo:rsid="002a64f0"/>
    </style:style>
    <style:style style:name="T84" style:family="text">
      <style:text-properties style:font-name="Liberation Serif1" officeooo:rsid="002ba9f4"/>
    </style:style>
    <style:style style:name="T85" style:family="text">
      <style:text-properties style:font-name="Liberation Serif1" officeooo:rsid="002c1869"/>
    </style:style>
    <style:style style:name="T86" style:family="text">
      <style:text-properties style:font-name="Liberation Serif1" officeooo:rsid="002cd63b"/>
    </style:style>
    <style:style style:name="T87" style:family="text">
      <style:text-properties style:font-name="Liberation Serif1" officeooo:rsid="002d871d"/>
    </style:style>
    <style:style style:name="T88" style:family="text">
      <style:text-properties style:font-name="Liberation Serif1" officeooo:rsid="002ee7b8"/>
    </style:style>
    <style:style style:name="T89" style:family="text">
      <style:text-properties style:font-name="Liberation Serif1" officeooo:rsid="002f7870"/>
    </style:style>
    <style:style style:name="T90" style:family="text">
      <style:text-properties style:font-name="Liberation Serif1" officeooo:rsid="00306244"/>
    </style:style>
    <style:style style:name="T91" style:family="text">
      <style:text-properties style:font-name="Liberation Serif1" officeooo:rsid="0030a11a"/>
    </style:style>
    <style:style style:name="T92" style:family="text">
      <style:text-properties style:font-name="Liberation Serif1" officeooo:rsid="00323073"/>
    </style:style>
    <style:style style:name="T93" style:family="text">
      <style:text-properties style:font-name="Liberation Serif1" officeooo:rsid="0033e868"/>
    </style:style>
    <style:style style:name="T94" style:family="text">
      <style:text-properties style:font-name="Liberation Serif1" officeooo:rsid="0035c5d4"/>
    </style:style>
    <style:style style:name="T95" style:family="text">
      <style:text-properties style:font-name="Liberation Serif1" officeooo:rsid="00364c1f"/>
    </style:style>
    <style:style style:name="T96" style:family="text">
      <style:text-properties style:font-name="Liberation Serif1" officeooo:rsid="0037e13b"/>
    </style:style>
    <style:style style:name="T97" style:family="text">
      <style:text-properties style:font-name="Liberation Serif1" officeooo:rsid="0050ef50"/>
    </style:style>
    <style:style style:name="T98" style:family="text">
      <style:text-properties style:font-name="Liberation Serif1" officeooo:rsid="0067fc57"/>
    </style:style>
    <style:style style:name="T99" style:family="text">
      <style:text-properties style:font-name="Liberation Serif1" officeooo:rsid="007cb899"/>
    </style:style>
    <style:style style:name="T100" style:family="text">
      <style:text-properties style:font-name="Liberation Serif1" officeooo:rsid="007d9774"/>
    </style:style>
    <style:style style:name="T101" style:family="text">
      <style:text-properties style:font-name="Liberation Serif1" officeooo:rsid="007ecc71"/>
    </style:style>
    <style:style style:name="T102" style:family="text">
      <style:text-properties style:font-name="Liberation Serif1" officeooo:rsid="008086b0"/>
    </style:style>
    <style:style style:name="T103" style:family="text">
      <style:text-properties style:font-name="Liberation Serif1" officeooo:rsid="0080ed33"/>
    </style:style>
    <style:style style:name="T104" style:family="text">
      <style:text-properties style:font-name="Liberation Serif1" officeooo:rsid="008226b5"/>
    </style:style>
    <style:style style:name="T105" style:family="text">
      <style:text-properties style:font-name="Liberation Serif1" officeooo:rsid="00ab6e16"/>
    </style:style>
    <style:style style:name="T106" style:family="text">
      <style:text-properties style:font-name="Liberation Serif1" officeooo:rsid="00ad05cc"/>
    </style:style>
    <style:style style:name="T107" style:family="text">
      <style:text-properties style:font-name="Liberation Serif1" officeooo:rsid="00ae3194"/>
    </style:style>
    <style:style style:name="T108" style:family="text">
      <style:text-properties style:font-name="Liberation Serif1" officeooo:rsid="00aed5b5"/>
    </style:style>
    <style:style style:name="T109" style:family="text">
      <style:text-properties style:font-name="Liberation Serif1" officeooo:rsid="00af9b67"/>
    </style:style>
    <style:style style:name="T110" style:family="text">
      <style:text-properties style:font-name="Liberation Serif1" fo:font-style="italic" officeooo:rsid="00af9b67" style:font-style-asian="italic" style:font-style-complex="italic"/>
    </style:style>
    <style:style style:name="T111" style:family="text">
      <style:text-properties style:font-name="Liberation Serif1" fo:font-style="normal" style:font-style-asian="normal" style:font-style-complex="normal"/>
    </style:style>
    <style:style style:name="T112" style:family="text">
      <style:text-properties style:font-name="Liberation Serif1" fo:font-style="normal" officeooo:rsid="00af9b67" style:font-style-asian="normal" style:font-style-complex="normal"/>
    </style:style>
    <style:style style:name="T113" style:family="text">
      <style:text-properties style:font-name="Liberation Serif1" fo:font-style="normal" officeooo:rsid="00ad05cc" style:font-style-asian="normal" style:font-style-complex="normal"/>
    </style:style>
    <style:style style:name="T114" style:family="text">
      <style:text-properties style:font-name="Liberation Serif1" fo:font-style="normal" officeooo:rsid="00b745e2" style:font-style-asian="normal" style:font-style-complex="normal"/>
    </style:style>
    <style:style style:name="T115" style:family="text">
      <style:text-properties style:font-name="Liberation Serif1" fo:font-style="normal" officeooo:rsid="00b85fb9" style:font-style-asian="normal" style:font-style-complex="normal"/>
    </style:style>
    <style:style style:name="T116" style:family="text">
      <style:text-properties style:font-name="Liberation Serif1" fo:font-style="normal" officeooo:rsid="00e0465c" style:font-style-asian="normal" style:font-style-complex="normal"/>
    </style:style>
    <style:style style:name="T117" style:family="text">
      <style:text-properties style:font-name="Liberation Serif1" officeooo:rsid="00b548a5"/>
    </style:style>
    <style:style style:name="T118" style:family="text">
      <style:text-properties style:font-name="Liberation Serif1" officeooo:rsid="00b60345"/>
    </style:style>
    <style:style style:name="T119" style:family="text">
      <style:text-properties style:font-name="Liberation Serif1" officeooo:rsid="00fa29bc"/>
    </style:style>
    <style:style style:name="T120" style:family="text">
      <style:text-properties style:font-name="Liberation Serif1" officeooo:rsid="00fc26ed"/>
    </style:style>
    <style:style style:name="T121" style:family="text">
      <style:text-properties style:font-name="Liberation Serif1" officeooo:rsid="00feaf87"/>
    </style:style>
    <style:style style:name="T122" style:family="text">
      <style:text-properties style:font-name="Liberation Serif1" officeooo:rsid="00fecccd"/>
    </style:style>
    <style:style style:name="T123" style:family="text">
      <style:text-properties style:font-name="Liberation Serif1" officeooo:rsid="0116c069"/>
    </style:style>
    <style:style style:name="T124" style:family="text">
      <style:text-properties style:font-name="Liberation Serif1" officeooo:rsid="0117f067"/>
    </style:style>
    <style:style style:name="T125" style:family="text">
      <style:text-properties style:font-name="Liberation Serif1" officeooo:rsid="011a19bc"/>
    </style:style>
    <style:style style:name="T126" style:family="text">
      <style:text-properties style:font-name="Liberation Serif1" officeooo:rsid="015a33dd"/>
    </style:style>
    <style:style style:name="T127" style:family="text">
      <style:text-properties style:font-name="Liberation Serif1" officeooo:rsid="015a5284"/>
    </style:style>
    <style:style style:name="T128" style:family="text">
      <style:text-properties style:font-name="Liberation Serif1" officeooo:rsid="015b4bb9"/>
    </style:style>
    <style:style style:name="T129" style:family="text">
      <style:text-properties officeooo:rsid="001d5717"/>
    </style:style>
    <style:style style:name="T130" style:family="text">
      <style:text-properties officeooo:rsid="00202624"/>
    </style:style>
    <style:style style:name="T131" style:family="text">
      <style:text-properties officeooo:rsid="0022bd42"/>
    </style:style>
    <style:style style:name="T132" style:family="text">
      <style:text-properties officeooo:rsid="00276ecd"/>
    </style:style>
    <style:style style:name="T133" style:family="text">
      <style:text-properties officeooo:rsid="002780e1"/>
    </style:style>
    <style:style style:name="T134" style:family="text">
      <style:text-properties style:text-position="super 58%" style:font-name="Liberation Serif1" officeooo:rsid="0033e868"/>
    </style:style>
    <style:style style:name="T135" style:family="text">
      <style:text-properties style:text-position="0% 100%" style:font-name="Liberation Serif1" officeooo:rsid="0033e868"/>
    </style:style>
    <style:style style:name="T136" style:family="text">
      <style:text-properties style:text-position="0% 100%" style:font-name="Liberation Serif1" fo:font-style="italic" officeooo:rsid="0033e868" style:font-style-asian="italic" style:font-style-complex="italic"/>
    </style:style>
    <style:style style:name="T137" style:family="text">
      <style:text-properties style:text-position="0% 100%" style:font-name="Liberation Serif1" fo:font-style="normal" officeooo:rsid="0033e868" style:font-style-asian="normal" style:font-style-complex="normal"/>
    </style:style>
    <style:style style:name="T138" style:family="text">
      <style:text-properties style:text-position="0% 100%" style:font-name="Liberation Serif1" fo:font-style="normal" officeooo:rsid="0035c5d4" style:font-style-asian="normal" style:font-style-complex="normal"/>
    </style:style>
    <style:style style:name="T139" style:family="text">
      <style:text-properties officeooo:rsid="0043dccf"/>
    </style:style>
    <style:style style:name="T140" style:family="text">
      <style:text-properties officeooo:rsid="00452ef9"/>
    </style:style>
    <style:style style:name="T141" style:family="text">
      <style:text-properties officeooo:rsid="004b5045"/>
    </style:style>
    <style:style style:name="T142" style:family="text">
      <style:text-properties officeooo:rsid="0050ef50"/>
    </style:style>
    <style:style style:name="T143" style:family="text">
      <style:text-properties officeooo:rsid="00511624"/>
    </style:style>
    <style:style style:name="T144" style:family="text">
      <style:text-properties officeooo:rsid="00520147"/>
    </style:style>
    <style:style style:name="T145" style:family="text">
      <style:text-properties officeooo:rsid="0053c39d"/>
    </style:style>
    <style:style style:name="T146" style:family="text">
      <style:text-properties officeooo:rsid="0057b79c"/>
    </style:style>
    <style:style style:name="T147" style:family="text">
      <style:text-properties officeooo:rsid="005a5a46"/>
    </style:style>
    <style:style style:name="T148" style:family="text">
      <style:text-properties officeooo:rsid="005cda1b"/>
    </style:style>
    <style:style style:name="T149" style:family="text">
      <style:text-properties officeooo:rsid="0060be4d"/>
    </style:style>
    <style:style style:name="T150" style:family="text">
      <style:text-properties officeooo:rsid="006256f6"/>
    </style:style>
    <style:style style:name="T151" style:family="text">
      <style:text-properties officeooo:rsid="006cf92f"/>
    </style:style>
    <style:style style:name="T152" style:family="text">
      <style:text-properties officeooo:rsid="006d5100"/>
    </style:style>
    <style:style style:name="T153" style:family="text">
      <style:text-properties officeooo:rsid="006f1bbb"/>
    </style:style>
    <style:style style:name="T154" style:family="text">
      <style:text-properties officeooo:rsid="00707320"/>
    </style:style>
    <style:style style:name="T155" style:family="text">
      <style:text-properties officeooo:rsid="0070b254"/>
    </style:style>
    <style:style style:name="T156" style:family="text">
      <style:text-properties officeooo:rsid="00716ca9"/>
    </style:style>
    <style:style style:name="T157" style:family="text">
      <style:text-properties officeooo:rsid="0071d602"/>
    </style:style>
    <style:style style:name="T158" style:family="text">
      <style:text-properties officeooo:rsid="00755758"/>
    </style:style>
    <style:style style:name="T159" style:family="text">
      <style:text-properties officeooo:rsid="00768461"/>
    </style:style>
    <style:style style:name="T160" style:family="text">
      <style:text-properties fo:font-style="normal" fo:font-weight="normal" officeooo:rsid="00768461" style:font-style-asian="normal" style:font-weight-asian="normal" style:font-style-complex="normal" style:font-weight-complex="normal"/>
    </style:style>
    <style:style style:name="T161" style:family="text">
      <style:text-properties fo:font-style="normal" fo:font-weight="normal" officeooo:rsid="007cb899"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0f20f1c" style:font-style-asian="normal" style:font-style-complex="normal"/>
    </style:style>
    <style:style style:name="T164" style:family="text">
      <style:text-properties fo:font-style="normal" officeooo:rsid="01084d89" style:font-style-asian="normal" style:font-style-complex="normal"/>
    </style:style>
    <style:style style:name="T165" style:family="text">
      <style:text-properties fo:font-style="normal" officeooo:rsid="012574d9" style:font-style-asian="normal" style:font-style-complex="normal"/>
    </style:style>
    <style:style style:name="T166" style:family="text">
      <style:text-properties fo:font-style="normal" officeooo:rsid="0142402b" style:font-style-asian="normal" style:font-style-complex="normal"/>
    </style:style>
    <style:style style:name="T167" style:family="text">
      <style:text-properties fo:font-style="normal" officeooo:rsid="0143a07e" style:font-style-asian="normal" style:font-style-complex="normal"/>
    </style:style>
    <style:style style:name="T168" style:family="text">
      <style:text-properties fo:font-style="normal" officeooo:rsid="014491fe" style:font-style-asian="normal" style:font-style-complex="normal"/>
    </style:style>
    <style:style style:name="T169" style:family="text">
      <style:text-properties fo:font-style="normal" officeooo:rsid="01453226" style:font-style-asian="normal" style:font-style-complex="normal"/>
    </style:style>
    <style:style style:name="T170" style:family="text">
      <style:text-properties fo:font-style="normal" officeooo:rsid="0146859f" style:font-style-asian="normal" style:font-style-complex="normal"/>
    </style:style>
    <style:style style:name="T171" style:family="text">
      <style:text-properties fo:font-style="normal" officeooo:rsid="0146b85c" style:font-style-asian="normal" style:font-style-complex="normal"/>
    </style:style>
    <style:style style:name="T172" style:family="text">
      <style:text-properties fo:font-style="normal" officeooo:rsid="014a6cf0" style:font-style-asian="normal" style:font-style-complex="normal"/>
    </style:style>
    <style:style style:name="T173" style:family="text">
      <style:text-properties fo:font-style="normal" officeooo:rsid="014c03ce" style:font-style-asian="normal" style:font-style-complex="normal"/>
    </style:style>
    <style:style style:name="T174" style:family="text">
      <style:text-properties fo:font-style="normal" officeooo:rsid="014c5022" style:font-style-asian="normal" style:font-style-complex="normal"/>
    </style:style>
    <style:style style:name="T175" style:family="text">
      <style:text-properties fo:font-style="normal" officeooo:rsid="014d5c6e" style:font-style-asian="normal" style:font-style-complex="normal"/>
    </style:style>
    <style:style style:name="T176" style:family="text">
      <style:text-properties fo:font-style="normal" officeooo:rsid="014d8f67" style:font-style-asian="normal" style:font-style-complex="normal"/>
    </style:style>
    <style:style style:name="T177" style:family="text">
      <style:text-properties fo:font-style="normal" officeooo:rsid="014eef9b" style:font-style-asian="normal" style:font-style-complex="normal"/>
    </style:style>
    <style:style style:name="T178" style:family="text">
      <style:text-properties fo:font-style="normal" officeooo:rsid="014fc2d9" style:font-style-asian="normal" style:font-style-complex="normal"/>
    </style:style>
    <style:style style:name="T179" style:family="text">
      <style:text-properties fo:font-style="normal" officeooo:rsid="0150fedc" style:font-style-asian="normal" style:font-style-complex="normal"/>
    </style:style>
    <style:style style:name="T180" style:family="text">
      <style:text-properties fo:font-style="normal" style:text-underline-style="solid" style:text-underline-width="auto" style:text-underline-color="font-color" officeooo:rsid="012574d9" style:font-style-asian="normal" style:font-style-complex="normal"/>
    </style:style>
    <style:style style:name="T181" style:family="text">
      <style:text-properties fo:font-style="normal" style:text-underline-style="solid" style:text-underline-width="auto" style:text-underline-color="font-color" officeooo:rsid="01273788" style:font-style-asian="normal" style:font-style-complex="normal"/>
    </style:style>
    <style:style style:name="T182" style:family="text">
      <style:text-properties fo:font-style="normal" style:text-underline-style="none" style:font-style-asian="normal" style:font-style-complex="normal"/>
    </style:style>
    <style:style style:name="T183" style:family="text">
      <style:text-properties fo:font-style="normal" style:text-underline-style="none" officeooo:rsid="012574d9" style:font-style-asian="normal" style:font-style-complex="normal"/>
    </style:style>
    <style:style style:name="T184" style:family="text">
      <style:text-properties fo:font-style="normal" style:text-underline-style="none" officeooo:rsid="01273788" style:font-style-asian="normal" style:font-style-complex="normal"/>
    </style:style>
    <style:style style:name="T185" style:family="text">
      <style:text-properties officeooo:rsid="00793b8d"/>
    </style:style>
    <style:style style:name="T186" style:family="text">
      <style:text-properties officeooo:rsid="007945b2"/>
    </style:style>
    <style:style style:name="T187" style:family="text">
      <style:text-properties officeooo:rsid="0079ac11"/>
    </style:style>
    <style:style style:name="T188" style:family="text">
      <style:text-properties officeooo:rsid="007b3025"/>
    </style:style>
    <style:style style:name="T189" style:family="text">
      <style:text-properties fo:font-size="12pt" officeooo:rsid="0016a255" style:font-size-asian="12pt" style:font-size-complex="12pt"/>
    </style:style>
    <style:style style:name="T190" style:family="text">
      <style:text-properties officeooo:rsid="007cb899"/>
    </style:style>
    <style:style style:name="T191" style:family="text">
      <style:text-properties officeooo:rsid="007d9774"/>
    </style:style>
    <style:style style:name="T192" style:family="text">
      <style:text-properties officeooo:rsid="0083d07e"/>
    </style:style>
    <style:style style:name="T193" style:family="text">
      <style:text-properties officeooo:rsid="00840ed7"/>
    </style:style>
    <style:style style:name="T194" style:family="text">
      <style:text-properties officeooo:rsid="0084e61d"/>
    </style:style>
    <style:style style:name="T195" style:family="text">
      <style:text-properties officeooo:rsid="00883930"/>
    </style:style>
    <style:style style:name="T196" style:family="text">
      <style:text-properties officeooo:rsid="00898a28"/>
    </style:style>
    <style:style style:name="T197" style:family="text">
      <style:text-properties officeooo:rsid="008a4e14"/>
    </style:style>
    <style:style style:name="T198" style:family="text">
      <style:text-properties officeooo:rsid="008b3954"/>
    </style:style>
    <style:style style:name="T199" style:family="text">
      <style:text-properties officeooo:rsid="008b39f8"/>
    </style:style>
    <style:style style:name="T200" style:family="text">
      <style:text-properties officeooo:rsid="008c4fe0"/>
    </style:style>
    <style:style style:name="T201" style:family="text">
      <style:text-properties officeooo:rsid="008dad21"/>
    </style:style>
    <style:style style:name="T202" style:family="text">
      <style:text-properties officeooo:rsid="008ec5e4"/>
    </style:style>
    <style:style style:name="T203" style:family="text">
      <style:text-properties officeooo:rsid="008f1a41"/>
    </style:style>
    <style:style style:name="T204" style:family="text">
      <style:text-properties officeooo:rsid="0094db5e"/>
    </style:style>
    <style:style style:name="T205" style:family="text">
      <style:text-properties officeooo:rsid="00966994"/>
    </style:style>
    <style:style style:name="T206" style:family="text">
      <style:text-properties officeooo:rsid="0097725f"/>
    </style:style>
    <style:style style:name="T207" style:family="text">
      <style:text-properties officeooo:rsid="00995617"/>
    </style:style>
    <style:style style:name="T208" style:family="text">
      <style:text-properties officeooo:rsid="0099ac32"/>
    </style:style>
    <style:style style:name="T209" style:family="text">
      <style:text-properties officeooo:rsid="0099eca3"/>
    </style:style>
    <style:style style:name="T210" style:family="text">
      <style:text-properties officeooo:rsid="009bc166"/>
    </style:style>
    <style:style style:name="T211" style:family="text">
      <style:text-properties officeooo:rsid="009bfcd1"/>
    </style:style>
    <style:style style:name="T212" style:family="text">
      <style:text-properties officeooo:rsid="009d7665"/>
    </style:style>
    <style:style style:name="T213" style:family="text">
      <style:text-properties officeooo:rsid="009f3287"/>
    </style:style>
    <style:style style:name="T214" style:family="text">
      <style:text-properties officeooo:rsid="00a1cd3b"/>
    </style:style>
    <style:style style:name="T215" style:family="text">
      <style:text-properties officeooo:rsid="00a39936"/>
    </style:style>
    <style:style style:name="T216" style:family="text">
      <style:text-properties officeooo:rsid="00a9bd53"/>
    </style:style>
    <style:style style:name="T217" style:family="text">
      <style:text-properties officeooo:rsid="00c654da"/>
    </style:style>
    <style:style style:name="T218" style:family="text">
      <style:text-properties officeooo:rsid="00c999e9"/>
    </style:style>
    <style:style style:name="T219" style:family="text">
      <style:text-properties officeooo:rsid="00cb4df5"/>
    </style:style>
    <style:style style:name="T220" style:family="text">
      <style:text-properties officeooo:rsid="00cc4069"/>
    </style:style>
    <style:style style:name="T221" style:family="text">
      <style:text-properties officeooo:rsid="00ce7c61"/>
    </style:style>
    <style:style style:name="T222" style:family="text">
      <style:text-properties officeooo:rsid="00ceec42"/>
    </style:style>
    <style:style style:name="T223" style:family="text">
      <style:text-properties officeooo:rsid="00cf5e33"/>
    </style:style>
    <style:style style:name="T224" style:family="text">
      <style:text-properties officeooo:rsid="00d0ba50"/>
    </style:style>
    <style:style style:name="T225" style:family="text">
      <style:text-properties officeooo:rsid="00d29017"/>
    </style:style>
    <style:style style:name="T226" style:family="text">
      <style:text-properties officeooo:rsid="00d36e71"/>
    </style:style>
    <style:style style:name="T227" style:family="text">
      <style:text-properties officeooo:rsid="00d41248"/>
    </style:style>
    <style:style style:name="T228" style:family="text">
      <style:text-properties officeooo:rsid="00d4a439"/>
    </style:style>
    <style:style style:name="T229" style:family="text">
      <style:text-properties fo:font-style="italic" style:font-style-asian="italic" style:font-style-complex="italic"/>
    </style:style>
    <style:style style:name="T230" style:family="text">
      <style:text-properties fo:font-style="italic" officeooo:rsid="00d534ed" style:font-style-asian="italic" style:font-style-complex="italic"/>
    </style:style>
    <style:style style:name="T231" style:family="text">
      <style:text-properties fo:font-style="italic" officeooo:rsid="00e52101" style:font-style-asian="italic" style:font-style-complex="italic"/>
    </style:style>
    <style:style style:name="T232" style:family="text">
      <style:text-properties fo:font-style="italic" officeooo:rsid="012574d9" style:font-style-asian="italic" style:font-style-complex="italic"/>
    </style:style>
    <style:style style:name="T233" style:family="text">
      <style:text-properties fo:font-style="italic" officeooo:rsid="0142402b" style:font-style-asian="italic" style:font-style-complex="italic"/>
    </style:style>
    <style:style style:name="T234" style:family="text">
      <style:text-properties fo:font-style="italic" fo:font-weight="normal" style:font-style-asian="italic" style:font-weight-asian="normal" style:font-style-complex="italic" style:font-weight-complex="normal"/>
    </style:style>
    <style:style style:name="T235" style:family="text">
      <style:text-properties fo:font-style="italic" style:text-underline-style="none" style:font-style-asian="italic" style:font-style-complex="italic"/>
    </style:style>
    <style:style style:name="T236" style:family="text">
      <style:text-properties fo:font-style="italic" style:text-underline-style="none" officeooo:rsid="012574d9" style:font-style-asian="italic" style:font-style-complex="italic"/>
    </style:style>
    <style:style style:name="T237" style:family="text">
      <style:text-properties fo:font-style="italic" style:text-underline-style="none" officeooo:rsid="01273788" style:font-style-asian="italic" style:font-style-complex="italic"/>
    </style:style>
    <style:style style:name="T238" style:family="text">
      <style:text-properties fo:font-style="italic" style:text-underline-style="none" officeooo:rsid="012b13eb" style:font-style-asian="italic" style:font-style-complex="italic"/>
    </style:style>
    <style:style style:name="T239" style:family="text">
      <style:text-properties fo:font-style="italic" style:text-underline-style="none" officeooo:rsid="012d0ccd" style:font-style-asian="italic" style:font-style-complex="italic"/>
    </style:style>
    <style:style style:name="T240" style:family="text">
      <style:text-properties fo:font-style="italic" style:text-underline-style="none" officeooo:rsid="012e6cc7" style:font-style-asian="italic" style:font-style-complex="italic"/>
    </style:style>
    <style:style style:name="T241" style:family="text">
      <style:text-properties fo:font-style="italic" style:text-underline-style="none" officeooo:rsid="012fa261" style:font-style-asian="italic" style:font-style-complex="italic"/>
    </style:style>
    <style:style style:name="T242" style:family="text">
      <style:text-properties officeooo:rsid="00d534ed"/>
    </style:style>
    <style:style style:name="T243" style:family="text">
      <style:text-properties officeooo:rsid="00d57de4"/>
    </style:style>
    <style:style style:name="T244" style:family="text">
      <style:text-properties officeooo:rsid="00da3710"/>
    </style:style>
    <style:style style:name="T245" style:family="text">
      <style:text-properties officeooo:rsid="00dc0493"/>
    </style:style>
    <style:style style:name="T246" style:family="text">
      <style:text-properties officeooo:rsid="00dcb56f"/>
    </style:style>
    <style:style style:name="T247" style:family="text">
      <style:text-properties officeooo:rsid="00e0465c"/>
    </style:style>
    <style:style style:name="T248" style:family="text">
      <style:text-properties officeooo:rsid="00e1592b"/>
    </style:style>
    <style:style style:name="T249" style:family="text">
      <style:text-properties officeooo:rsid="00e3427c"/>
    </style:style>
    <style:style style:name="T250" style:family="text">
      <style:text-properties officeooo:rsid="00e52101"/>
    </style:style>
    <style:style style:name="T251" style:family="text">
      <style:text-properties officeooo:rsid="00e5d336"/>
    </style:style>
    <style:style style:name="T252" style:family="text">
      <style:text-properties officeooo:rsid="00b85fb9"/>
    </style:style>
    <style:style style:name="T253" style:family="text">
      <style:text-properties officeooo:rsid="00eaaa52"/>
    </style:style>
    <style:style style:name="T254" style:family="text">
      <style:text-properties officeooo:rsid="00eb08a9"/>
    </style:style>
    <style:style style:name="T255" style:family="text">
      <style:text-properties officeooo:rsid="00edea1a"/>
    </style:style>
    <style:style style:name="T256" style:family="text">
      <style:text-properties officeooo:rsid="00eef0b9"/>
    </style:style>
    <style:style style:name="T257" style:family="text">
      <style:text-properties officeooo:rsid="00f09e6f"/>
    </style:style>
    <style:style style:name="T258" style:family="text">
      <style:text-properties officeooo:rsid="00f2a2b3"/>
    </style:style>
    <style:style style:name="T259" style:family="text">
      <style:text-properties officeooo:rsid="00f3071b"/>
    </style:style>
    <style:style style:name="T260" style:family="text">
      <style:text-properties officeooo:rsid="00f4c6d3"/>
    </style:style>
    <style:style style:name="T261" style:family="text">
      <style:text-properties style:font-name="Liberation Sans" fo:font-style="italic" style:font-style-asian="italic" style:font-style-complex="italic"/>
    </style:style>
    <style:style style:name="T262" style:family="text">
      <style:text-properties style:font-name="Liberation Sans" fo:font-style="italic" officeooo:rsid="00b85fb9" style:font-style-asian="italic" style:font-style-complex="italic"/>
    </style:style>
    <style:style style:name="T263" style:family="text">
      <style:text-properties officeooo:rsid="00f830cb"/>
    </style:style>
    <style:style style:name="T264" style:family="text">
      <style:text-properties officeooo:rsid="00fc26ed"/>
    </style:style>
    <style:style style:name="T265" style:family="text">
      <style:text-properties officeooo:rsid="00feaf87"/>
    </style:style>
    <style:style style:name="T266" style:family="text">
      <style:text-properties officeooo:rsid="010e50c4"/>
    </style:style>
    <style:style style:name="T267" style:family="text">
      <style:text-properties officeooo:rsid="01168d3d"/>
    </style:style>
    <style:style style:name="T268" style:family="text">
      <style:text-properties officeooo:rsid="0116c069"/>
    </style:style>
    <style:style style:name="T269" style:family="text">
      <style:text-properties officeooo:rsid="011c1c33"/>
    </style:style>
    <style:style style:name="T270" style:family="text">
      <style:text-properties officeooo:rsid="011df94e"/>
    </style:style>
    <style:style style:name="T271" style:family="text">
      <style:text-properties officeooo:rsid="011f4867"/>
    </style:style>
    <style:style style:name="T272" style:family="text">
      <style:text-properties officeooo:rsid="0120fcb2"/>
    </style:style>
    <style:style style:name="T273" style:family="text">
      <style:text-properties officeooo:rsid="01218689"/>
    </style:style>
    <style:style style:name="T274" style:family="text">
      <style:text-properties officeooo:rsid="0041f39d"/>
    </style:style>
    <style:style style:name="T275" style:family="text">
      <style:text-properties officeooo:rsid="0121bd9c"/>
    </style:style>
    <style:style style:name="T276" style:family="text">
      <style:text-properties officeooo:rsid="01238cc3"/>
    </style:style>
    <style:style style:name="T277" style:family="text">
      <style:text-properties officeooo:rsid="0123f48b"/>
    </style:style>
    <style:style style:name="T278" style:family="text">
      <style:text-properties style:text-underline-style="solid" style:text-underline-width="auto" style:text-underline-color="font-color"/>
    </style:style>
    <style:style style:name="T279" style:family="text">
      <style:text-properties style:text-underline-style="solid" style:text-underline-width="auto" style:text-underline-color="font-color" officeooo:rsid="012d0ccd"/>
    </style:style>
    <style:style style:name="T280" style:family="text">
      <style:text-properties style:text-underline-style="none"/>
    </style:style>
    <style:style style:name="T281" style:family="text">
      <style:text-properties style:text-underline-style="none" officeooo:rsid="012929cc"/>
    </style:style>
    <style:style style:name="T282" style:family="text">
      <style:text-properties style:text-underline-style="none" officeooo:rsid="012b13eb"/>
    </style:style>
    <style:style style:name="T283" style:family="text">
      <style:text-properties style:text-underline-style="none" officeooo:rsid="012c9d4f"/>
    </style:style>
    <style:style style:name="T284" style:family="text">
      <style:text-properties style:text-underline-style="none" officeooo:rsid="012c9f99"/>
    </style:style>
    <style:style style:name="T285" style:family="text">
      <style:text-properties style:text-underline-style="none" officeooo:rsid="012d0ccd"/>
    </style:style>
    <style:style style:name="T286" style:family="text">
      <style:text-properties style:text-underline-style="none" officeooo:rsid="012fa261"/>
    </style:style>
    <style:style style:name="T287" style:family="text">
      <style:text-properties style:text-underline-style="none" officeooo:rsid="013078d0"/>
    </style:style>
    <style:style style:name="T288" style:family="text">
      <style:text-properties officeooo:rsid="012d0ccd"/>
    </style:style>
    <style:style style:name="T289" style:family="text">
      <style:text-properties officeooo:rsid="0131665a"/>
    </style:style>
    <style:style style:name="T290" style:family="text">
      <style:text-properties officeooo:rsid="0133642e"/>
    </style:style>
    <style:style style:name="T291" style:family="text">
      <style:text-properties officeooo:rsid="01412174"/>
    </style:style>
    <style:style style:name="T292" style:family="text">
      <style:text-properties officeooo:rsid="0142402b"/>
    </style:style>
    <style:style style:name="T293" style:family="text">
      <style:text-properties style:font-name="Liberation Serif"/>
    </style:style>
    <style:style style:name="T294" style:family="text">
      <style:text-properties style:font-name="Liberation Serif" fo:font-style="normal" officeooo:rsid="014491fe" style:font-style-asian="normal" style:font-style-complex="normal"/>
    </style:style>
    <style:style style:name="T295" style:family="text">
      <style:text-properties style:font-name="Liberation Serif" fo:font-style="normal" officeooo:rsid="0146859f" style:font-style-asian="normal" style:font-style-complex="normal"/>
    </style:style>
    <style:style style:name="T296" style:family="text">
      <style:text-properties style:font-name="Liberation Serif" fo:font-style="normal" officeooo:rsid="0146b85c" style:font-style-asian="normal" style:font-style-complex="normal"/>
    </style:style>
    <style:style style:name="T297" style:family="text">
      <style:text-properties style:font-name="Liberation Serif" fo:font-style="normal" officeooo:rsid="014d5c6e" style:font-style-asian="normal" style:font-style-complex="normal"/>
    </style:style>
    <style:style style:name="T298" style:family="text">
      <style:text-properties style:font-name="Liberation Serif" fo:font-style="normal" officeooo:rsid="014e00f2" style:font-style-asian="normal" style:font-style-complex="normal"/>
    </style:style>
    <style:style style:name="T299" style:family="text">
      <style:text-properties style:font-name="Liberation Serif" officeooo:rsid="015820fb"/>
    </style:style>
    <style:style style:name="T300" style:family="text">
      <style:text-properties style:font-name="Liberation Serif" officeooo:rsid="01587d96"/>
    </style:style>
    <style:style style:name="T301" style:family="text">
      <style:text-properties style:font-name="Liberation Serif" officeooo:rsid="015a33dd"/>
    </style:style>
    <style:style style:name="T302" style:family="text">
      <style:text-properties officeooo:rsid="0153e0c0"/>
    </style:style>
    <style:style style:name="T303" style:family="text">
      <style:text-properties officeooo:rsid="01558d9b"/>
    </style:style>
    <style:style style:name="T304" style:family="text">
      <style:text-properties officeooo:rsid="015654c0"/>
    </style:style>
    <style:style style:name="T305" style:family="text">
      <style:text-properties officeooo:rsid="015820fb"/>
    </style:style>
    <style:style style:name="T306" style:family="text">
      <style:text-properties officeooo:rsid="01587d96"/>
    </style:style>
    <style:style style:name="T307" style:family="text">
      <style:text-properties officeooo:rsid="015a33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14">V</text:span>an onderwijsvisie naar realisatie</text:p>
      <text:p text:style-name="P82"><text:span text:style-name="T1">Verwerkelijking binnen </text:span><text:span text:style-name="T2">vakken en projecten</text:span></text:p>
      <text:p text:style-name="P91"/>
      <text:h text:style-name="P127" text:outline-level="1">Inleiding</text:h>
      <text:p text:style-name="P21">In hoofdstuk 5 van het “Opleidingsprofiel Technische Informatica” <text:span text:style-name="T152">(verder aan te duiden met OTI) </text:span>wordt een visie op onderwijs geschetst, gebaseerd op de volgende vijf uitgangspunten:</text:p>
      <text:list xml:id="list3167412020" text:style-name="L1">
        <text:list-item>
          <text:p text:style-name="P152">Studeren met plezier</text:p>
        </text:list-item>
        <text:list-item>
          <text:p text:style-name="P152">Studeren met nieuwsgierigheid</text:p>
        </text:list-item>
        <text:list-item>
          <text:p text:style-name="P152">Studeren binnen een contextrijke leeromgeving</text:p>
        </text:list-item>
        <text:list-item>
          <text:p text:style-name="P152">Studeren door te leren van en met andere studenten en docenten</text:p>
        </text:list-item>
        <text:list-item>
          <text:p text:style-name="P152">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129">ze zo concreet mogelijk te maken.</text:span><text:span text:style-name="T6"> Dat houdt niet in dat de </text:span><text:span text:style-name="T129">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130">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29">hij </text:span>en <text:span text:style-name="T229">hem</text:span><text:span text:style-name="T162"> gebruikt. Hiermee worden alle gender</text:span><text:span text:style-name="T163">s</text:span><text:span text:style-name="T162"> bedoeld.</text:span></text:p>
      <text:h text:style-name="P128" text:outline-level="2">Lift-project</text:h>
      <text:h text:style-name="P132" text:outline-level="3">Wat is het</text:h>
      <text:p text:style-name="P1">Het lift-project is op dit moment voor alle HR-TI studenten de eerste kennismaking met een stukje praktische vakinhoud. <text:span text:style-name="T131">Studenten bouwen met </text:span><text:span text:style-name="T132">hun halve </text:span><text:span text:style-name="T131">stamgroep een lift. </text:span><text:span text:style-name="T132">(Stamgroepen, bestaande uit ca. 8 studenten, zijn een middel om studenten te helpen aansluiting vinden bij studiegenoten.</text:span><text:span text:style-name="T133">)</text:span><text:span text:style-name="T132"> </text:span><text:span text:style-name="T131">Iedere student bouwt een verdieping, bestuurd door een Arduino Uno. Het gaat daarbij om een numerieke display, knoppen en het detecteren van de liftpositie.</text:span></text:p>
      <text:p text:style-name="P2"><text:span text:style-name="T131">Daarnaast is er een centrale besturing, eveneens een Arduino, die de verdiepingen co</text:span><text:span text:style-name="T8">ö</text:span><text:span text:style-name="T80">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80">ystematisch zoeken naar fouten, door hard- en software afzonderlijk te testen en de </text:span><text:span text:style-name="T81">mogelijke fout</text:span><text:span text:style-name="T80">oorzaken </text:span><text:span text:style-name="T8">één voor één te elimineren </text:span><text:span text:style-name="T14">is</text:span><text:span text:style-name="T8"> voor de meesten onbekend terrein. </text:span></text:p>
      <text:p text:style-name="P34"/>
      <text:p text:style-name="P3"><text:span text:style-name="T82">Er wordt vooral veel gekeken </text:span><text:span text:style-name="T98">naar </text:span><text:span text:style-name="T82">pin-nummers en </text:span><text:span text:style-name="T93">draadjes, bij dat laatste soms maar lang niet altijd geholpen door systematisch kleurgebruik</text:span><text:span text:style-name="T82">. </text:span><text:span text:style-name="T80">Het verschil tussen stroom en spanning, hoe je deze grootheden zou kunnen meten en waarom je dat zou doen is bij velen onbekend. </text:span><text:span text:style-name="T82">Dat er ergens in het gebouw universeelmeters liggen te wachten om dichter bij de foutoorzaak te komen is bij vrijwel geen enkele student in beeld. Dat ook een ledje met een serieweerstand je hierbij zou kunnen helpen is een goed bewaard geheim.</text:span></text:p>
      <text:p text:style-name="P45"/>
      <text:p text:style-name="P3"><text:span text:style-name="T83">Enerzijds </text:span><text:span text:style-name="T84">zou je kunnen zeggen dat </text:span><text:span text:style-name="T85">de uitgangspunten 4 en 5 hier vollop aan de orde kunnen komen. Anderzijds zitten sommigen wel erg lang in een impasse. Als je niet weet d</text:span><text:span text:style-name="T86">at er systematische manieren bestaan om fouten te traceren en dat er spullen en truukjes bestaan die je daarbij kunnen helpen, blijf je misschien worstelen zonder op het idee te komen </text:span><text:span text:style-name="T87">dat andere mensen je verder zouden kunnen helpen. </text:span><text:span text:style-name="T89">Je weet immers nog niet dat er een “verder” is. </text:span><text:span text:style-name="T88">Enige worsteling en spontaan ontwaken het eigen initiatief om een medestudent of docent om hulp te vragen is leerzaam. Een te lange </text:span><text:soft-page-break/><text:span text:style-name="T88">worsteling kan zowel ontmoedigend als tijdverspillend zijn. Het is een kwestie van balans.<text:line-break/><text:line-break/></text:span></text:p>
      <text:p text:style-name="P25"><text:span text:style-name="T79">Veel groepen maken een soort taakverdeling, op basis van veronderstelde aanleg. </text:span><text:span text:style-name="T91">Vaak</text:span><text:span text:style-name="T79"> is er wel </text:span><text:span text:style-name="T7">een student</text:span><text:span text:style-name="T79"> in het groepje die al eerder geprogrammeerd heeft. Deze </text:span><text:span text:style-name="T90">neemt</text:span><text:span text:style-name="T79"> dan </text:span><text:span text:style-name="T90">vaak </text:span><text:span text:style-name="T79">de </text:span><text:span text:style-name="T90">software</text:span><text:span text:style-name="T79"> </text:span><text:span text:style-name="T90">voor z’n rekening. Soms is dat alleen de centrale software, soms programmeert diezelfde student ook alle verdiepingen. Bij vragen van een docent over de voortgang van de software wordt dan naar deze persoon verwezen, </text:span><text:span text:style-name="T91">soms met enig ontzag.</text:span><text:span text:style-name="T90"> Ook hier zitten weer twee kanten aan. De taken verdelen is goed. Ieder op z’n eigen eiland is, </text:span><text:span text:style-name="T91">blijkens uitgangspunt 4, </text:span><text:span text:style-name="T90"><text:s/>niet de bedoeling</text:span><text:span text:style-name="T91">.</text:span></text:p>
      <text:p text:style-name="P26"><text:span text:style-name="T93">Het communicatieprotocol tussen de Arduino’s is een verhaal apart. Studenten focussen vrijwel zonder uitzondering op de technische details van I</text:span><text:span text:style-name="T134">2</text:span><text:span text:style-name="T135">C. De vraag </text:span><text:span text:style-name="T136">welke informatie</text:span><text:span text:style-name="T137"> de verdiepingen zouden moeten uitwisselen wordt pas in laatste instantie gesteld. Bij aanvan</text:span><text:span text:style-name="T138">g van de studie is dit begrijpelijk. Het heeft ook te maken met de instroom. We krijgen nu eenmaal niet alleen studenten met een (in aanleg) goed abstractievermogen. </text:span><text:span text:style-name="T137">Deze “details eerst” aanpak blijkt </text:span><text:span text:style-name="T138">echter </text:span><text:span text:style-name="T137">ook in hogere leerjaren nog door veel studenten te worden gevolgd, </text:span><text:span text:style-name="T138">waardoor men zich bijvoorbeeld bij het afstuderen helemaal commit aan een bepaald merk of type hardware, die soms niet of niet snel genoeg leverbaar blijkt.</text:span><text:span text:style-name="T137"> </text:span><text:span text:style-name="T138">Wat dat betreft zou er binnen de studie een constante aansporing moeten zijn, ontwerpproblemen wat meer vanuit een (zich ontwikkelende) helikopterview te benaderen.</text:span><text:span text:style-name="T91"><text:line-break/></text:span></text:p>
      <text:p text:style-name="P28"><text:span text:style-name="T91">E</text:span><text:span text:style-name="T79">n dan is er nog het aspect van de ge</text:span><text:span text:style-name="T7">ï</text:span><text:span text:style-name="T79">nvesteerde </text:span><text:span text:style-name="T95">aandacht, tijd en energie. Het liftproject is niet de enige studieactiviteit. Dat een bepaalde studieactiviteit even alle aandacht opeist is een bekend fenomeen. Het antwoord van een willekeurige student op de vraag waarom </text:span><text:span text:style-name="T97">z</text:span><text:span text:style-name="T95">ij dit of dat nog niet gedaan heeft, is vaak: eind van de week moet project zus of zo klaar zijn. </text:span><text:span text:style-name="T96">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91"><text:line-break/>Uiteindelijk ontstaat een lift die het wel of niet doet. Daarbinnen zijn er nuances. Liften die een enigszins efficiente volgorde van passagiers oppikken hanteren zijn in de minderheid. Liften die het helemaal niet doen gelukkig ook. </text:span><text:span text:style-name="T92">Al met al leren de meesten heel wat van dit project. </text:span><text:span text:style-name="T94">Een mooi project dus, met zowel technische als professional en interpersonal skills aspecten. De idee</text:span><text:span text:style-name="T15">ë</text:span><text:span text:style-name="T94">n die nu volgen betreffende het nog meer verwerken van de besproken onderwijsvisie kunnen er een nog mooier project van maken.</text:span></text:p>
      <text:h text:style-name="P133" text:outline-level="3">Het project door de bril van de 5 uitgangspunten</text:h>
      <text:h text:style-name="P140"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39">uit je bed </text:span><text:span text:style-name="T140">komen </text:span><text:span text:style-name="T139">en ergens heen </text:span><text:span text:style-name="T140">gaan </text:span><text:span text:style-name="T139">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79">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626902552832">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62690267195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62690267348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62690267432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42">z</text:span>ij goed in is of wil worden</text:p>
          </table:table-cell>
          <table:table-cell table:style-name="Table1.C2" office:value-type="string">
            <text:p text:style-name="P10">Ieder <text:span text:style-name="T143">groepslid</text:span> geeft aan waar zij goed in is of wat zij wil leren.</text:p>
          </table:table-cell>
        </table:table-row>
        <table:table-row table:style-name="TableLine9462690267526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41">onder de groepsleden</text:span></text:p>
          </table:table-cell>
          <table:table-cell table:style-name="Table1.C2" office:value-type="string">
            <text:p text:style-name="P5">Zoek taken waarvan het resultaat onafhankelijk kan worden getest</text:p>
          </table:table-cell>
        </table:table-row>
        <table:table-row table:style-name="TableLine9462690267628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62690267718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44">met bron waar</text:span><text:span text:style-name="T145">uit</text:span><text:span text:style-name="T144"> deze kunnen worden betrokken </text:span><text:span text:style-name="T145">en, indien van toepassing,</text:span><text:span text:style-name="T144"> kosten</text:span></text:p>
          </table:table-cell>
        </table:table-row>
        <table:table-row table:style-name="TableLine94626902678128">
          <table:table-cell table:style-name="Table1.A2" office:value-type="string">
            <text:p text:style-name="P16"><text:span text:style-name="T147">Splitsen van het totale hardware systeem in</text:span> onafhankelijk testbare deelsystemen</text:p>
          </table:table-cell>
          <table:table-cell table:style-name="Table1.A2" office:value-type="string">
            <text:p text:style-name="P16">Het is dan snel duidelijk in welk deelsysteem “<text:span text:style-name="T151">het niet doet”</text:span></text:p>
          </table:table-cell>
          <table:table-cell table:style-name="Table1.C2" office:value-type="string">
            <text:p text:style-name="P17">Deelsystemen zo kiezen dat ze zo min mogelijk verweven zijn</text:p>
          </table:table-cell>
        </table:table-row>
        <table:table-row table:style-name="TableLine9462690267907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626902679936">
          <table:table-cell table:style-name="Table1.A2" office:value-type="string">
            <text:p text:style-name="P16">Vervaardiging en individueel testen van hardware-<text:span text:style-name="T148">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49">e</text:span>len zoals een universeelmeter</text:p>
          </table:table-cell>
        </table:table-row>
        <table:table-row table:style-name="TableLine9462690268088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51">een</text:span> eenvoudig testprogram<text:span text:style-name="T151">maprint (type (ship) .__name__, ship.name, ship.length, ship.orientation)</text:span></text:p>
          </table:table-cell>
        </table:table-row>
        <table:table-row table:style-name="TableLine9462690268182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50">Zo</text:span> wordt <text:span text:style-name="T146">snel</text:span> duidelijk waar <text:span text:style-name="T146">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62690268276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62690268371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53">Een dergelijk</text:span><text:span text:style-name="T151">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52">Zo krijgen</text:span> de studenten enige steun bij het aanpakken van het project <text:span text:style-name="T152">en verminder</text:span><text:span text:style-name="T153">t</text:span><text:span text:style-name="T152"> de frustratie</text:span>, maar <text:span text:style-name="T152">blijven de uitdaging en het plezier van de overwinning volop bestaan.</text:span></text:p>
      <text:h text:style-name="P141" text:outline-level="4">2. Studeren met nieuwsgierigheid</text:h>
      <text:p text:style-name="P67">Sommige studenten zijn van nature nieuwsgierig. <text:span text:style-name="T154">Anderen zijn vooral gefocust op het snel en succesvol afronden van de studie. Dat mag, maar zonder nieuwsgierigheid worden veel kansen op het zich eigen maken van kennis gemist. Er ontstaat dan een patroon van kortstondige inspanning om </text:span><text:span text:style-name="T155">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69">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56">project 1, op dit moment het lift-project,</text:span> zijn er mogelijkheden om de nieuwsgierigheid expliciet te stimuleren. <text:span text:style-name="T156">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57">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0">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58">fenomeen “lift”</text:span> is wel een manier om juist de studenten met een meer praktische insteek aan te spreken. <text:span text:style-name="T158">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142" text:outline-level="4">4. Een contextrijke leeromgeving</text:h>
      <text:p text:style-name="P71"><text:span text:style-name="T160">Plezier, nieuwsgierigheid en contextrijkheid gaan hand in hand. Juist studenten bij wie de pure </text:span><text:span text:style-name="T161">techniek</text:span><text:span text:style-name="T160">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59">Leren uit interesse gaat nu eenmaal veel soepeler dan leren “omdat het moet”. Studenten vellen een snel en automatisch een oordeel: “bal</text:span><text:span text:style-name="T203">l</text:span><text:span text:style-name="T159">ast” of “lading”. En wie ze ballast </text:span><text:span text:style-name="T203">(in hun ogen)</text:span><text:span text:style-name="T159"> probeert op te dringen, raakt onvermijdelijk teleurgesteld. </text:span><text:span text:style-name="T185">Niet dat alle studenten echt kunnen beoordelen wat ba</text:span><text:span text:style-name="T188">l</text:span><text:span text:style-name="T185">last is en wat niet. Daarvoor weten velen nog te weinig van de beroepsprakijk. </text:span><text:span text:style-name="T188">Deze beperking komt aan de orde bij uitgangspunt 5: </text:span><text:span text:style-name="T189">Studeren met eigenaarschap en verantwoordlijkheid.</text:span></text:p>
      <text:p text:style-name="P72"><text:span text:style-name="T187">De b</text:span><text:span text:style-name="T186">eroepspraktijk </text:span><text:span text:style-name="T187">is een deel van de context. Immers, producten spelen niet alleen een rol in het leven van consumenten, maar ook van producenten. </text:span><text:span text:style-name="T190">Hoe meer context bij een project wordt geboden, des te meer zal het een brede groep studenten aanspreken.</text:span></text:p>
      <text:p text:style-name="P72"/>
      <text:p text:style-name="P74">Twee kanttekeningen:</text:p>
      <text:p text:style-name="P72"><text:span text:style-name="T190">Ten eerste zijn er natuurlijk grenzen. Context zonder een significante hoeveelheid harde, technische inhoud mag dan nuttig zijn, onder de vlag </text:span><text:span text:style-name="T191">van </text:span><text:span text:style-name="T190">Technische Informatica hoort het bijbrengen van zulke harde technische kennis en vaardigheden nu eenmaal tot de lading. Voor puur maatschappelijk of bedrijfskundig ge</text:span><text:span text:style-name="T23">ï</text:span><text:span text:style-name="T99">nteresseerden zijn er andere studies.</text:span></text:p>
      <text:p text:style-name="P46"/>
      <text:p text:style-name="P73"><text:span text:style-name="T100">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00">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100">nteerde, programmeerstijl met een helder, goed gedocumenteerd ontwerp. Of om een elegant protocol, waarbij </text:span><text:span text:style-name="T101">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02">Zoals besproken sluiten context en technische verdieping elkaar niet uit. Ze versterken elkaar eerder. Het meenemen van meer context vergroot de mogelijkheden tot verdieping. De voorgestelde </text:span><text:span text:style-name="T103">uitbreidingen van het materiaal met zowel een bredere context van het fenomeen lift als verdieping aan de hand van bijvoorbeeld de gedane suggesties </text:span><text:span text:style-name="T104">voor “extra’s” </text:span><text:span text:style-name="T103">vormen een eenmalige investering in het project.</text:span></text:p>
      <text:p text:style-name="P73"><text:span text:style-name="T103">Daarnaast is aandacht van de docenten voor de context nodig, ook als dat niet hun eigen primaire interesse is. </text:span><text:span text:style-name="T104">Van belang is daarbij dat niet te gauw wordt aangenomen dat een aspect van een echte lift “er voor het project niet toe doet”. Dat is de visie van een techicus pur-sang, sommige studenten hebben dezelfde focus, anderen varen wel bij meer context. </text:span><text:span text:style-name="T103">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43" text:outline-level="4">5. Studeren met eigenaarschap en verantwoordelijkheid</text:h>
      <text:p text:style-name="P68">Dit is bij project 1 <text:span text:style-name="T192">voor </text:span><text:span text:style-name="T194">een </text:span><text:span text:style-name="T192">deel van de studenten een beginnend “</text:span>werk in uitvoering”. <text:span text:style-name="T192">Op de</text:span><text:span text:style-name="T101"> </text:span><text:span text:style-name="T192"><text:s/>middelbare school wordt je over het algemeen eenduidig vertelt wat je moet doen. De enige verantwoordelijkheid is dat je d</text:span><text:span text:style-name="T194">at ook werkelijk min of meer doet</text:span><text:span text:style-name="T192">.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93">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76">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95">Op die manier komen ze in een positieve spiraal: Ik kan dit zelf, ik kan mijzelf managen. </text:span><text:span text:style-name="T196">De hoofdrol is hier weggelegd voor SLC (Studie Loopbaan Coaching). Studenten worden zoveel mogelijk losgelaten maar zijn wel in beeld.<text:line-break/><text:line-break/></text:span><text:span text:style-name="T197">Echt eigenaarschap is voor een deel van de studenten nog te veel gevraagd. </text:span><text:span text:style-name="T198">Naast het aanleren ervan m</text:span><text:span text:style-name="T199">ogen er daarom in project 1 ook externe prikkels zijn. Een voorbeeld daarvan zijn tussendoelen met bijbehorende deadlines. Een ander voorbeeld is, dat er eisen worden gesteld aan de taakverdeling, om te zorgen dat er geen “meelop</text:span><text:span text:style-name="T200">ende wielen” zijn. Zo mag geeist worden dat alle groepsleden tenminste passieve kennis hebben van wat de anderen hebben gemaakt. Dus, specifiek, ook iemand die de software niet zelf geschreven heeft, </text:span><text:span text:style-name="T201">dient</text:span><text:span text:style-name="T200"> deze regel voor regel te kunnen uitleggen. </text:span><text:span text:style-name="T201">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202">15 a 20 minuten per groep</text:span><text:span text:style-name="T201"> is echt het minimum. Daarbij moeten ook individuele vragen gesteld worden, </text:span><text:span text:style-name="T202">waarbij de anderen niet “voorzeggen”. </text:span><text:span text:style-name="T204">Dit is niet alleen controle maar ook zorgen dat studenten zich gezien voelen.</text:span></text:p>
      <text:p text:style-name="P75"/>
      <text:h text:style-name="P129" text:outline-level="2" text:is-list-header="true">Het bank-project</text:h>
      <text:h text:style-name="P136" text:outline-level="3">Wat is <text:s/>het</text:h>
      <text:p text:style-name="P77">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205">en makkelijker te manipuleren?</text:span><text:line-break/><text:line-break/>De kast van de uitgifte-automaat is een geliefd <text:span text:style-name="T205">doelwit</text:span> voor lasercutters, 3D printers, lijmpistolen en ander gerei. Daarnaast worden de meeste automaten met zichtbaar plezier voorzien van grappige namen en logo’s.<text:line-break/><text:line-break/><text:span text:style-name="T205">Ieder groepje studenten maakt een bank. Omdat banken met elkaar moeten communiceren is overleg tussen de groepjes over het communicatie-protocol nodig. Vaak neemt een beperkt aantal studenten hierin het voor</text:span><text:span text:style-name="T206">touw. Dat is conform de rea</text:span><text:span text:style-name="T207">liteit. Ook in het “echt” worden dergelijke zaken niet beslist in een brede maatschappelijke disussie.<text:line-break/><text:line-break/></text:span><text:span text:style-name="T208">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209">De afsluiting van het project is ee</text:span><text:span text:style-name="T210">n</text:span><text:span text:style-name="T209"> happening die gekenmerkt wordt door een combinatie van serieuze spanning en plezier. Studenten mogen proberen elkaars bank te hacken en de robuustheid </text:span><text:span text:style-name="T218">van de</text:span><text:span text:style-name="T209"> geldautomaten worden op diverse wijzen op de proef gesteld. </text:span><text:span text:style-name="T210">Techniek- en skillsdocenten lopen rond om het resultaat te beoordelen. Een groot deel van de verdieping is gevuld met leven en gedoe, draadjes, schermpjes. De TI-sfeer op z’n best.</text:span></text:p>
      <text:h text:style-name="P134" text:outline-level="3">Het project door de bril van de 5 uitgangspunten</text:h>
      <text:h text:style-name="P144" text:outline-level="4">1. Studeren met pl<text:span text:style-name="T217">e</text:span>zier</text:h>
      <text:p text:style-name="P78"><text:span text:style-name="T211">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11">een serieus doel, beoordeling, uiteindelijke na een eventuele verbeterslag uitmondend in het al dan niet behalen van studiepunten.</text:span></text:p>
      <text:p text:style-name="P81">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79"><text:span text:style-name="T204">gezien voelen</text:span><text:line-break/><text:span text:style-name="T212">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13">vergroot de kans op</text:span><text:span text:style-name="T212"> studiesucces.</text:span></text:p>
      <text:p text:style-name="P79"><text:span text:style-name="T212">Aanwezig zijn, meegenomen wor</text:span><text:span text:style-name="T213">d</text:span><text:span text:style-name="T212">en in de stroom, informeel contact met inbreng van pril, maar groeiend eigen vakmanschap, <text:s/></text:span><text:span text:style-name="T213">het </text:span><text:span text:style-name="T212">zijn allemaal zaken d</text:span><text:span text:style-name="T213">ie net zo belangrijk zijn als de techniek omdat ze een opstap zijn naar plezier in je werk, iets dat nauwelijks op waarde valt te schatten.</text:span></text:p>
      <text:p text:style-name="P83">Voor de nuttigheidsdenkers: Wie met plezier werkt, levert over het algemeen ook goede resultaten af. Motivatie en inzet zijn hier de sleutelwoorden. Die motivatie is intrinsiek, komt voort uit de activiteit zelf. Een betere motivatie is er niet.</text:p>
      <text:p text:style-name="P84"><text:span text:style-name="T215">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16">t en de schermdialogen eenduidig zijn, </text:span><text:span text:style-name="T215">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84"><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89">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79">tief en op basis van eigen ervaring met bijvoorbeeld games. Of ze kopi</text:span><text:span text:style-name="T7">ë</text:span><text:span text:style-name="T79">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0"><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58">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57">Het zelfde geldt voor de veiligheidseisen. Als je niet weet dat er PCI-eisen aan betaalautomaten bestaan, kun je ook niet nieuwsgierig zijn naar wat deze inhouden.<text:line-break/><text:line-break/></text:span><text:soft-page-break/><text:span text:style-name="T57">En hoe zit ‘t trouwens met toegankelijkheid voor rolstoelers en visueel gehandicapten. Voor al deze zaken bestaan er richtlijnen. De kans dat de student hier spontaan naar op zoek gaat is vrijwel nul. Echter een kleine hint is ook hier weer voldoende </text:span><text:span text:style-name="T58">om de nieuwsgierigheid te wekken.</text:span></text:p>
      <text:p text:style-name="P40">Tip voor dit project dus: Tipje van de sluier!</text:p>
      <text:h text:style-name="P145" text:outline-level="4">3. Een contextrijke leeromgeving</text:h>
      <text:p text:style-name="P85">De wereld van de financi<text:span text:style-name="T7">ë</text:span><text:span text:style-name="T79">le instellingen is een andere wereld dan die van de gemiddelde </text:span><text:span text:style-name="T107">TI-student</text:span><text:span text:style-name="T79">, </text:span><text:span text:style-name="T105">een wereld met z’n eigen terminologie, logica en mores. Het is een wereld die tijdens de borrel en in de pers meestal negatief aan de orde komt. Tenslotte, wat gebeurt er precies in die grote gebouwen met veel marmer en mensen in pak? </text:span><text:span text:style-name="T107">Wie zich er ook maar enigszins in verdiept, weet dat onze</text:span><text:span text:style-name="T105"> maatschappij niet </text:span><text:span text:style-name="T107">zou </text:span><text:span text:style-name="T105">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06">land en ander </text:span><text:span text:style-name="T105">seizoen worden aangeboden. </text:span><text:span text:style-name="T106">Geld als opslag </text:span><text:span text:style-name="T107">en transportmiddel </text:span><text:span text:style-name="T106">van waarde is ontstaan uit een behoefte. Voor veel afgeleide financi</text:span><text:span text:style-name="T32">ë</text:span><text:span text:style-name="T106">le producten geldt een vergelijkbaar verhaal, dat weinig bekend is buiten een kring van insiders. </text:span><text:span text:style-name="T107">Hier ligt bij het bankproject een kans.</text:span></text:p>
      <text:p text:style-name="P86"><text:span text:style-name="T107">Je best doen voor een projectresultaat dat </text:span><text:span text:style-name="T108">betrekking heeft op een onbekende of zelfs afkeurenswaardige werel</text:span><text:span text:style-name="T109">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17">okee</text:span><text:span text:style-name="T109">. Maar er zijn meer nuttige instellingen dan ziekenhuizen en revalidatie-centra alleen. Banken horen daarbij. Daarbij kan het gaan over micro-kredieten of co</text:span><text:span text:style-name="T33">ö</text:span><text:span text:style-name="T109">peratieve instellingen of over de meer traditionele banken die hier deel uitmaken van het financi</text:span><text:span text:style-name="T33">ë</text:span><text:span text:style-name="T109">le raderwerk.<text:line-break/></text:span></text:p>
      <text:p text:style-name="P86"><text:span text:style-name="T109">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18">d</text:span><text:span text:style-name="T109">jes is een fenomeen waarop je helaas lang moet wachten.<text:line-break/></text:span></text:p>
      <text:p text:style-name="P86"><text:span text:style-name="T109">Om dit project context-rijker te maken zijn kan bijvoorbeeld een spreker uit de banken-wereld worden uitgenodigd. Dit kan iemand zijn met financi</text:span><text:span text:style-name="T33">ë</text:span><text:span text:style-name="T109">le of technische kennis of allebei.</text:span></text:p>
      <text:p text:style-name="P87"><text:span text:style-name="T109">V</text:span><text:span text:style-name="T79">oorbeelden:</text:span></text:p>
      <text:list xml:id="list3078554621" text:style-name="L2">
        <text:list-item>
          <text:p text:style-name="P155">Een werknemer van een pin-automaten fabriek (die ongetwijfeld heel veel niet mag vertellen, maar hopelijk ook sommige dingen wel).</text:p>
        </text:list-item>
        <text:list-item>
          <text:p text:style-name="P153"><text:soft-page-break/><text:span text:style-name="T109">Een financi</text:span><text:span text:style-name="T33">ë</text:span><text:span text:style-name="T109">el medewerker van een bank die kan vertellen wat er precies gebeurt als iemand in Spanje geldt opneemt van een rekening in Nederland.</text:span></text:p>
        </text:list-item>
        <text:list-item>
          <text:p text:style-name="P153"><text:span text:style-name="T109">Iemand die, binnen de grenzen van z’n non-disclosure agreement, kan vertellen hoe betalingsverkeer over WAN’s of Internet nu </text:span><text:span text:style-name="T110">echt </text:span><text:span text:style-name="T112">beveiligd wordt.</text:span></text:p>
        </text:list-item>
        <text:list-item>
          <text:p text:style-name="P154"><text:span text:style-name="T112">Een financi</text:span><text:span text:style-name="T35">ë</text:span><text:span text:style-name="T112">el expert die een wat genuanceerder licht kan laten schijnen op het verschijnsel bank, tussen de uitersten “dievenbende” en “de glamour van het grote geld” in. De bank als maatschappelijke dienstverlener</text:span><text:span text:style-name="T113">.</text:span></text:p>
        </text:list-item>
      </text:list>
      <text:p text:style-name="P88"><text:span text:style-name="T113">E</text:span><text:span text:style-name="T111">en excursie is een andere mogelijkheid. Het is dan wel belangrijk dat ook echt een inkijkje wordt gegund dat verder gaat dan een gepolijst verhaal door een voorlichter.</text:span></text:p>
      <text:p text:style-name="P51">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2"><text:span text:style-name="T114">D</text:span><text:span text:style-name="T115">eze technische tunnelvisie is beperkend voor de ontplooiing van de student. Immers onbekend maakt onbemind. Met techniek als startpunt kan er bij een project een tot dan toe onbekende wereld voor iemand open gaan. </text:span><text:span text:style-name="T114">Als we </text:span><text:span text:style-name="T115">de student willen helpen bij het realiseren van z’n potentieel</text:span><text:span text:style-name="T114">, dan hoort de context waar mogelijk in beeld gebracht te worden. Natuurlijk niet ten koste van fundamentele technisch-inhoudelijke kennis en vaardigheden. Maar het</text:span><text:span text:style-name="T36"> één sluit het ander niet uit. Het bankproject is wat dat betreft één </text:span><text:span text:style-name="T37">van de </text:span><text:span text:style-name="T36">kans</text:span><text:span text:style-name="T37">en die zich voordoen om de student te leren op te kijken van z’n printplaat of monitor en z’n voordeel te doen met wat </text:span><text:span text:style-name="T38">hij om zich heen </text:span><text:span text:style-name="T37">ziet.</text:span></text:p>
      <text:h text:style-name="P148" text:outline-level="4"><text:span text:style-name="T252">4. </text:span>Studeren door te leren van andere studenten en docenten</text:h>
      <text:p text:style-name="P52">Wie de studenten met het bankproject bezig ziet, ziet dat ze van elkaar leren. Dat kan vari<text:span text:style-name="T7">ë</text:span>ren van samen nadenken over welke afspraken nodig zijn voor het communicatie-protocol tot na-apen <text:span text:style-name="T224">tot het na-apen van oplossing voor een (enigszins) betrouwbare biljet-uitgifte</text:span>. Ook na-apen is leren, zij het ook niet de meest “actieve” vorm.<text:line-break/><text:line-break/><text:span text:style-name="T219">Studenten geven elkaar ook uitleg, bijvoorbeeld over welke aansluitpinnen van een bepaald onderdeeltje waarvoor dienen. </text:span><text:span text:style-name="T220">Sommige uitleg gaat dieper, zoals een student met wat meer programmeerervaring, die aan een ander uitlegt hoe het precies zit met het gebruik van arrays in C </text:span><text:span text:style-name="T224">en wat je in Java het beste al dan niet bij elkaar kan stoppen in </text:span><text:span text:style-name="T59">één klasse.</text:span></text:p>
      <text:p text:style-name="P53">Ook leren van docenten gebeurt regelmatig. Bij contacten met SLC’ers <text:span text:style-name="T221">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22">of met een maatje de kar. Gaan dergelijke zaken deel uit maken van z’n persoonlijke evaluatie? Is dat “klikken” of een mogelijkheid tot groei voor alle groepsleden? Een SLC </text:span><text:soft-page-break/><text:span text:style-name="T222">docent draagt daarin gezichtspunten aan die nieuw kunnen zijn voor een bepaalde student.<text:line-break/><text:line-break/></text:span><text:span text:style-name="T223">Ook techniek-docenten komen af en toe langslopen en de studenten kunnen met vragen bij ze terecht. De hulp varieert van hints over een oplossingsrichting tot even meekijken bij een concreet technisch probleem. </text:span><text:span text:style-name="T224">Al met al leren studenten bij </text:span><text:span text:style-name="T225">het bank-project </text:span><text:span text:style-name="T224">inderdaad </text:span><text:span text:style-name="T225">nu al veel </text:span><text:span text:style-name="T224">van andere studenten en van docenten.</text:span></text:p>
      <text:p text:style-name="P64">Project-management</text:p>
      <text:p text:style-name="P55"><text:span text:style-name="T225">Het specifieke karakter van dit project maakt het mogelijk </text:span><text:span text:style-name="T247">bepaalde</text:span><text:span text:style-name="T225"> </text:span><text:span text:style-name="T226">leer-</text:span><text:span text:style-name="T225">element</text:span><text:span text:style-name="T226">en</text:span><text:span text:style-name="T225">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26">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0">ë</text:span><text:span text:style-name="T226">en hierover <text:s/>op papier of </text:span><text:span text:style-name="T228">Y</text:span><text:span text:style-name="T226">ou</text:span><text:span text:style-name="T228">T</text:span><text:span text:style-name="T226">ube video hebben gezet. Waarschijnlijk zegt de meesten de kreet project-management niets. Hier ligt een kan</text:span><text:span text:style-name="T227">s. De bijdrage van de docent hoeft niet verder te gaan dan uitganspunt 2: Studeren met nieuwsgierigheid. </text:span></text:p>
      <text:p text:style-name="P55"><text:span text:style-name="T245">Van de student kan worden gevraagd </text:span><text:span text:style-name="T228">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46">incidenteel </text:span><text:span text:style-name="T228">de</text:span><text:span text:style-name="T246">ze rol als deel van hun werk</text:span><text:span text:style-name="T228">.</text:span></text:p>
      <text:p text:style-name="P56">Het leereffect wordt vergroot indien de studenten wordt gevraagd hierover heel kort iets op papier te zetten, <text:span text:style-name="T229">in eigen woorden, niet als standaard-formulerin</text:span><text:span text:style-name="T230">g</text:span><text:span text:style-name="T229">, </text:span><text:span text:style-name="T242">zodat de betreffende informatie ook werkelijk “geprocessed” wordt:</text:span></text:p>
      <text:p text:style-name="P58">Onderstaand wat mogelijke vragen om de student te helpen bij de kern te komen. Standaard antwoorden zijn erbij vermeld als hulp voor de docenten en dus <text:span text:style-name="T229">niet voor de studenten</text:span>, van hen wordt gevraagd met een eigen antwoord te komen.</text:p>
      <table:table table:name="Table2" table:style-name="Table2">
        <table:table-column table:style-name="Table2.A"/>
        <table:table-column table:style-name="Table2.B"/>
        <table:table-row table:style-name="TableLine94626902694864">
          <table:table-cell table:style-name="Table2.A1" office:value-type="string">
            <text:p text:style-name="P50">Vraag</text:p>
          </table:table-cell>
          <table:table-cell table:style-name="Table2.B1" office:value-type="string">
            <text:p text:style-name="P50">Standaard-antwoord <text:span text:style-name="T244">als hint aan docent</text:span></text:p>
          </table:table-cell>
        </table:table-row>
        <table:table-row table:style-name="TableLine94626902770192">
          <table:table-cell table:style-name="Table2.A2" office:value-type="string">
            <text:p text:style-name="P57">Wat is nou eigenlijk een project?</text:p>
          </table:table-cell>
          <table:table-cell table:style-name="Table2.B2" office:value-type="string">
            <text:p text:style-name="P54"><text:span text:style-name="T242">E</text:span><text:span text:style-name="T228">en </text:span><text:span text:style-name="T242">doelgericht stuk</text:span><text:span text:style-name="T228"> werk met </text:span><text:span text:style-name="T242">als voorwaarden </text:span><text:span text:style-name="T243">een goed gedefineerd</text:span><text:span text:style-name="T228"> begin, </text:span><text:span text:style-name="T243">eind, project-</text:span><text:span text:style-name="T242">resultaat </text:span><text:span text:style-name="T243">en kostenplaatje.</text:span></text:p>
          </table:table-cell>
        </table:table-row>
        <table:table-row table:style-name="TableLine94626902794528">
          <table:table-cell table:style-name="Table2.A2" office:value-type="string">
            <text:p text:style-name="P49">Waarom is project-management nodig?</text:p>
          </table:table-cell>
          <table:table-cell table:style-name="Table2.B2" office:value-type="string">
            <text:p text:style-name="P47">Omdat er sturing nodig is om te zorgen dat inderdaad aan de voorwaarden voldaan wordt.</text:p>
          </table:table-cell>
        </table:table-row>
        <table:table-row table:style-name="TableLine94626902793200">
          <table:table-cell table:style-name="Table2.A2" office:value-type="string">
            <text:p text:style-name="P48">Wat is een project-plan</text:p>
          </table:table-cell>
          <table:table-cell table:style-name="Table2.B2" office:value-type="string">
            <text:p text:style-name="P48">Een document waarin de genoemde voorwaarden expliciet worden vermeld en bij voorkeur ook <text:soft-page-break/>details zoals een planning die klopt met de genoemde tijdsduur.</text:p>
          </table:table-cell>
        </table:table-row>
        <table:table-row table:style-name="TableLine94626902767584">
          <table:table-cell table:style-name="Table2.A2" office:value-type="string">
            <text:p text:style-name="P47">Wat is een project-team</text:p>
          </table:table-cell>
          <table:table-cell table:style-name="Table2.B2" office:value-type="string">
            <text:p text:style-name="P47">Een groep mensen die voor de gelegenheid samenwerkt om een bepaald project te doen.</text:p>
          </table:table-cell>
        </table:table-row>
      </table:table>
      <text:p text:style-name="P54"/>
      <text:p text:style-name="P59">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45">en liefst ook ervaring</text:span> in de beroepspraktijk.</text:p>
      <text:p text:style-name="P64">Samenwerking</text:p>
      <text:p text:style-name="P93"><text:span text:style-name="T116">Samenwerken in een team, of het nu een project-team of een voetbal-team is, heeft z’n eigen dynamiek. Ieder levert een bijdrage vanuit eigen rol, gebaseerd persoonlijkheid en inhoudelijk talent. Aanvallers, keepers, middenvelders, de </text:span><text:span text:style-name="T39">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39">https://werkenmetteamrollen.nl/uitleg-teamrollen/</text:span></text:a></text:p>
      <text:p text:style-name="P60"/>
      <text:p text:style-name="P60">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48">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1"><text:span text:style-name="T248">Het doorbreken van </text:span><text:span text:style-name="T249">het inzicht dat ieder z’n eigen soort bijdrage levert, </text:span><text:span text:style-name="T248"><text:s/>kan gestimuleerd worden door bijvoorbeeld de rollen van Belbin kort te bespreken. </text:span><text:span text:style-name="T249">Aan de studenten kan dan gevraagd worden, in </text:span><text:span text:style-name="T250">hun</text:span><text:span text:style-name="T249"> persoonlijke evaluatie aan te geven welke rol het dichtst kwam bij die van he</text:span><text:span text:style-name="T250">n</text:span><text:span text:style-name="T249"> in het bank-project en dit toe te lichten. Hierover nadenken helpt later ook bij de beroepskeuze.</text:span></text:p>
      <text:p text:style-name="P62"><text:span text:style-name="T250">Ook de rollen van anderen binnen het team kunnen worden benoemd. Dit kweekt oog voor mensen en daarmee mensenkennis. Het zorgt dat conflicten beter worden begrepen en gehanteerd. Immers als je snapt </text:span><text:span text:style-name="T231">waarom </text:span><text:span text:style-name="T250">iemand iets doet, kun je hem tegemoet treden met meer begrip en minder boosheid. Dat is een belangrijke stap naar het oplo</text:span><text:span text:style-name="T251">ss</text:span><text:span text:style-name="T250">en van zulke conflicten.<text:line-break/><text:line-break/></text:span><text:span text:style-name="T251">Zo leren studenten inderdaad van andere studenten en krijgt uitgangspunt 4 meer inhoud. Ze leren elkaars verschillen te zien zonder daar al te snel een oordeel aan te verbinden. Wie dat heeft geleerd is een beter teamlid, ook later op het werk.</text:span><text:span text:style-name="T250"><text:line-break/></text:span></text:p>
      <text:h text:style-name="Heading_20_4" text:outline-level="4"><text:soft-page-break/>5. <text:s/>Studeren met eigenaarschap en verantwoordelijkheid<text:span text:style-name="T248"><text:line-break/></text:span></text:h>
      <text:p text:style-name="P62">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253">ren. Wat betreft de mechanica maken de meeste studenten er een zwoegende hijskraan van in plaats van een energie-zuinige balans met een tegenwicht zoals een echte lift.</text:span></text:p>
      <text:p text:style-name="P63">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60">onlogisch of </text:span>onpraktisch userinterface heeft negatieve consequenties voor de beoordeling en daarmee voor de hele groep.<text:line-break/><text:line-break/><text:span text:style-name="T254">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55">en velen hebben wat dat betreft voortgang geboekt. Daarmee is er ruimte voor meer </text:span><text:span text:style-name="T260">eigen verantwoordelijkheid.</text:span><text:span text:style-name="T255"><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60">hoort te kunnen aangeven</text:span><text:span text:style-name="T255"> </text:span><text:span text:style-name="T260">wat</text:span><text:span text:style-name="T255"> zijn aandeel is in het geheel </text:span><text:span text:style-name="T256">en </text:span><text:span text:style-name="T257">bij de beoordeling ook desgevraagd </text:span><text:span text:style-name="T258">in detail </text:span><text:span text:style-name="T257">te kunne</text:span><text:span text:style-name="T258">n </text:span><text:span text:style-name="T257">vertellen hoe hij dit aandeel </text:span><text:span text:style-name="T259">precies </text:span><text:span text:style-name="T258">heeft ingevuld. </text:span><text:span text:style-name="T259">Dit is zeker niet teveel gevraagd, wie een actief aandeel heeft geleverd kan daar over vertellen, hoeft niet in mooie woorden.</text:span></text:p>
      <text:h text:style-name="P130" text:outline-level="2" text:is-list-header="true">Het <text:span text:style-name="T263">keuze</text:span>-project</text:h>
      <text:h text:style-name="P137" text:outline-level="3">Wat is <text:s/>het</text:h>
      <text:p text:style-name="P94">Het keuzeproject, op dit moment project 5/6 bij technische informatica, is een project <text:span text:style-name="T264">in het tweede studiejaar, </text:span>waarvan de studenen zelf het onderwerp kiezen. Ook bij dit project wordt in groepen gewerkt. Onderwerpen vari<text:span text:style-name="T7">ë</text:span><text:span text:style-name="T79">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19">feestelijke </text:span><text:span text:style-name="T79">eindmarkt, waarvoor alle studenten en docenten als bezoeker worden uitgenodigd. De bezoekers kunnen een aantal punten verdelen over de projecten. Voor de winnende projecten zijn er prijzen, </text:span><text:span text:style-name="T119">bijvoorbeeld een taart.</text:span></text:p>
      <text:p text:style-name="P65">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95"><text:span text:style-name="T79">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20">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35" text:outline-level="3">Het project door de bril van de 5 uitgangspunten</text:h>
      <text:h text:style-name="P149" text:outline-level="4"><text:span text:style-name="T211">1. Studeren met pl</text:span><text:span text:style-name="T217">e</text:span><text:span text:style-name="T211">zier</text:span></text:h>
      <text:p text:style-name="P96">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96">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96">De projectresultaten laten zien wat de studenten allemaal al kunnen, en dat is niet gering. Geconfronteerd met een probleemstelling weten de meesten te komen tot een min of meer functionerende technische oplossing. <text:span text:style-name="T265">Al met al is er rond het eindresultaat sprake van plezier voor </text:span><text:soft-page-break/><text:span text:style-name="T265">studenten </text:span><text:span text:style-name="T61">e</text:span><text:span text:style-name="T121">n docenten, een mooie mijlpaal.</text:span></text:p>
      <text:p text:style-name="P97"><text:span text:style-name="T79">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7">ë</text:span><text:span text:style-name="T79">ren die te hoog gegrepen zijn of waarbij het niet duidelijk is wat de opdrachtgever nu precies verwacht.</text:span></text:p>
      <text:p text:style-name="P97"><text:span text:style-name="T122">Het feit dat het om een keuzeproject gaat, vergroot het risico dat men meer afbijt dan men kan kauwen. Dat is op zich een hele nuttige ervaring, waarbij het kwartje meestal niet in </text:span><text:span text:style-name="T62">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97"><text:span text:style-name="T62">Wat hieraan te doen valt is simpel: Studenten mogen hier een beetje tegen zichzelf in bescherming worden genomen. </text:span><text:span text:style-name="T63">Bij de goedkeuring van het projectvoorstel is het belangrijk dat hierop wordt gelet. </text:span><text:span text:style-name="T64">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68">persee </text:span><text:span text:style-name="T64">onbeheersbaar zijn, mits men een stukje ervaringswijsheid uit het bedrijfsleven inzet: de factor π.<text:line-break/><text:line-break/>Nogmaals, dit is iets waarvan steeds opnieuw blijkt dat mensen het </text:span><text:span text:style-name="T65">niet</text:span><text:span text:style-name="T40"> makkelijk door ervaring alleen leren. Daarvoor verdwijnen er te veel dure “real world” projecten in de shredder. Het is goed als docenten dit hardnekkige fenomeen van budget-overschrijding </text:span><text:span text:style-name="T41">bespreken en studenen handvatten geven om het te vermijden.</text:span><text:span text:style-name="T40">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2"> </text:span><text:span text:style-name="T40">mislukking </text:span><text:span text:style-name="T42">door begrijpelijke onderschatting van de hoevelheid werk die iets kost</text:span><text:span text:style-name="T40"> een positieve leerervaring mogelijk geweest. </text:span><text:span text:style-name="T42">Door eigen ervaring dat je het me een factor 3 marge tot je verbazing maar net red is ook leren, maar dan met positieve bekrachtiging.</text:span><text:span text:style-name="T62"><text:line-break/><text:line-break/></text:span></text:p>
      <text:h text:style-name="P149" text:outline-level="4">2. Studeren met nieuwsgierigheid</text:h>
      <text:p text:style-name="P98">Een reden voor een bepaalde projectkeuze <text:span text:style-name="T229">kan </text:span><text:span text:style-name="T162">nieuwsgierigheid zijn. Gelukkig zijn veel studenten opzoek naar leerervaringen. Ze zoeken dingen waar ze nog niet vertrouwd mee zijn en gaan zulke </text:span><text:soft-page-break/><text:span text:style-name="T162">uitdagingen bewust aan. En natuurlijk zijn er ook heeél wat studenten die de kortste weg naar een voldoende zoeken. Een manier om te zorgen dat zij niet al te veel in hun comfort zone blijven, is om de keuze te bieden uit een </text:span><text:span text:style-name="T164">vooraf samengestelde lijst van kwalitatief goede projecten. Daarbij zou zelfs bewust rekening kunnen worden gehouden me de studenten in kwestie.</text:span></text:p>
      <text:p text:style-name="P99"><text:span text:style-name="T164">Iemand die een al programmeertijger is, leert misschien weinig van een project waarbij software de boventoon voert. Er zijn nogal wat studenten met web-development ervaring, die graag iets maken waarbij een browser-interface een belangrijke rol speelt</text:span><text:span text:style-name="T43">. Iemand die al sinds de middelbare school websites maakt, leert daar waarschijnlijk weinig </text:span><text:span text:style-name="T44">nieuws meer over</text:span><text:span text:style-name="T43">.</text:span></text:p>
      <text:p text:style-name="P99"><text:span text:style-name="T43">Soms heeft nieuwsgierigheid een zetje nodig. Een docent die de studenten goed kent, kan ze een nieuwe wereld binnenleiden. </text:span><text:span text:style-name="T44">Juist zo’n nieuwe wereld kan nieuwsgierigheid wekken, als hij met een duwtje in de rug betreden wordt.</text:span><text:span text:style-name="T43"> Het is goed als docenten gebruik maken van wat ze van de studenten weten </text:span><text:span text:style-name="T44">om ze</text:span><text:span text:style-name="T43"> </text:span><text:span text:style-name="T44">af en toe </text:span><text:span text:style-name="T43">op een nieuw spoor </text:span><text:span text:style-name="T44">te </text:span><text:span text:style-name="T43">zetten. </text:span><text:span text:style-name="T44">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0"><text:span text:style-name="T34">In het algemeen dus: Niet “one size fits all” maar passend bij kennis en vaardigheden die in </text:span><text:span text:style-name="T45">een</text:span><text:span text:style-name="T34"> groep aanwezig zijn.</text:span><text:span text:style-name="T45"> </text:span><text:span text:style-name="T46">Zo wordt de nieuwsgierigheid optimaal geprikkeld. Nieuwsgierigheid naar nieuwe kennis, maar vooral naar eigen kunnen.</text:span></text:p>
      <text:h text:style-name="P146" text:outline-level="4">3. Een contextrijke leeromgeving</text:h>
      <text:p text:style-name="P102">Er zijn studenten die bewust kiezen voor een project binnen een bepaalde context. De medische context <text:s/>is daar een voorbeeld van. Bij kiezen vanuit de context komt de contextrijkheid vanzelf mee.</text:p>
      <text:p text:style-name="P101">Veel studenten kiezen een <text:span text:style-name="T266">echter </text:span>project op technisch-inhoudelijke gronden. Ze vinden een bepaalde technologie interessant, <text:span text:style-name="T266">spraakmakend</text:span> en/of <text:span text:style-name="T266">weten er al het </text:span><text:span text:style-name="T69">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0">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0">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3"/>
      <text:p text:style-name="P101"><text:span text:style-name="T70">Om dit goed te laten werken is het handig als docent-opdrachtgever en docent-begeleider gescheiden </text:span><text:span text:style-name="T72">zijn</text:span><text:span text:style-name="T70">.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1">planning</text:span><text:span text:style-name="T70"> en </text:span><text:span text:style-name="T71">groeps</text:span><text:span text:style-name="T70">proces. </text:span><text:span text:style-name="T71">In he</text:span><text:span text:style-name="T72">t</text:span><text:span text:style-name="T71"> eindoordeel hoort de tevredenheid van de opdrachtgever een grote rol te spelen.</text:span></text:p>
      <text:p text:style-name="P44"/>
      <text:p text:style-name="P101"><text:span text:style-name="T71">S</text:span><text:span text:style-name="T72">ommige docenten spelen van nature een overtuigende opdrachtgevers-rol. Voor anderen </text:span><text:span text:style-name="T73">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49" text:outline-level="4"><text:span text:style-name="T262">4. </text:span><text:span text:style-name="T261">Studeren door te leren van andere studenten en docenten</text:span></text:h>
      <text:p text:style-name="P103">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67">slechts een beperkt aantal varianten op het gelduitgave-mechanisme, maar iedere groep geeft er toch wel z’n eigen draai aan.<text:line-break/><text:line-break/></text:span><text:span text:style-name="T268">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74">ë</text:span><text:span text:style-name="T123">ren en meer overdracht van de kennis achter de weetjes. Dus niet “Hoe zit jullie communicatieprotocol in elkaar?”, maar “Hoe maak je eigenlijk een eenduidig en toch flexibel communicatieprotocol?”.</text:span></text:p>
      <text:p text:style-name="P103"><text:span text:style-name="T123">Het uiteenlopen van de projecten maakt dus generalisatie en abstractie van de overgedragen kennis noodzakelijk. Er worden geen “drop-in” oplossingen en trucjes meer geleerd, maar oplossingsstrategi</text:span><text:span text:style-name="T74">ë</text:span><text:span text:style-name="T123">n. En strategi</text:span><text:span text:style-name="T74">ë</text:span><text:span text:style-name="T123">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4"><text:soft-page-break/><text:span text:style-name="T79">Daarnaast begint in het leren van elkaar kruisbestuiving een rol te spelen. Kruisbestuiving komt in de techniek veelvuldig voor. Wie een kolossale meebewegende aanmeerst</text:span><text:span text:style-name="T124">ei</text:span><text:span text:style-name="T79">ger voor boorplatforms </text:span><text:span text:style-name="T124">van <text:line-break/>Ampelmann</text:span><text:span text:style-name="T79"> vergelijkt met </text:span><text:span text:style-name="T124">het bescheiden PIXL meetinstrument aanboord van het Perseverance karretje dat op Mars rondrijdt</text:span><text:span text:style-name="T79">, ziet een verbluffende overeenkomst. Juist het ter beschikking hebben van een arsenaal aan oplossingen uit “aanpalende” toepassingsgebieden kan leiden tot die ene innovatieve schakel in het huidige project. </text:span><text:span text:style-name="T124">Ge</text:span><text:span text:style-name="T75">ï</text:span><text:span text:style-name="T124">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66"><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66"/>
      <text:p text:style-name="P105"><text:span text:style-name="T79">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25">om details, het naadje van de kous</text:span><text:span text:style-name="T79">, </text:span><text:span text:style-name="T125">vragen</text:span><text:span text:style-name="T79"> </text:span><text:span text:style-name="T125">en een gesprek</text:span><text:span text:style-name="T79"> van technicus tot technicus. Vroeg of laat werpt </text:span><text:span text:style-name="T125">de op deze manier verspreide praktische kennis </text:span><text:span text:style-name="T79">z’n nut af. En laat is prima. Ze leren immers niet voor school.</text:span></text:p>
      <text:h text:style-name="P149" text:outline-level="4">5. <text:s/>Studeren met eigenaarschap en verantwoordelijkheid<text:span text:style-name="T248"><text:line-break/></text:span></text:h>
      <text:p text:style-name="P106">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69">binnen grenzen </text:span>vrijwillig commitment aan. Dat geeft een wezelijk ander perspectief. Nog verder verwijderd van het “moeten” op de middelbare school. En dichter bij het “willen” in een beroep waarin je hopelijk plezier kunt hebben.</text:p>
      <text:p text:style-name="P108">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08">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07">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71">professionaliteit</text:span> en oog voor het belang van de <text:span text:style-name="T272">bedrijfsmatige of maatschappelijke </text:span>context om een andere route te kiezen. <text:span text:style-name="T270">Niet alles is nu eenmaal te voorzien. Beter ten halve gekeerd dan ten hele gedwaald.<text:line-break/></text:span></text:p>
      <text:h text:style-name="P131" text:outline-level="2" text:is-list-header="true">Vak: Imperatief Programmeren</text:h>
      <text:h text:style-name="P138" text:outline-level="3">Wat is <text:s/>het</text:h>
      <text:p text:style-name="P110">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0">Ongeveer <text:span text:style-name="T275">een derde</text:span> van de studenten heeft wel eens iets gedaan met C op een Arduino, soms als hobby, soms in het kader van een het vak Informatica op de middelbare school.</text:p>
      <text:p text:style-name="P110">Een kleine minderheid heeft echt wat ervaring. Vaak wordt hierbij C++ genoemd, waarschijnlijk omdat het op de Arduino draait. Een enkeling kan met deze taal al heel veel doen, inclusief gebruik van zaken als dynamisch geheugenbeheer en polymorphism.</text:p>
      <text:p text:style-name="P110"><text:span text:style-name="T275">Ondanks dit alles is het vak</text:span> Imperatief Programmeren <text:span text:style-name="T275">voor een aanzienlijk deel van de</text:span> studenten de eerste <text:span text:style-name="T275">echte </text:span>kennismaking met het maken van computerprogramma’s <text:span text:style-name="T275">die uit meer bestaan dan een paar regels code.</text:span></text:p>
      <text:p text:style-name="P111">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2">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76">Mochten ze het aanvankelijk al echt begrepen hebben dan heeft het zich blijkbaar niet als relevante kennis gehecht aan wat ze al wisten.</text:span></text:p>
      <text:p text:style-name="P113">Het vak wordt afgerond met een wat grotere opdracht, waarbij een ASCII art plaatje (Lena) op het scherm moet worden getoverd. Dit is voor de meesten een hele toer.</text:p>
      <text:p text:style-name="P112"><text:span text:style-name="T275">Op dit moment is wordt binnen TI opnieuw gekeken of de keuze en volgorde van aanleren van programmeertalen voor verbetering vatbaar is. </text:span><text:span text:style-name="T276">Reden te meer om ook dit vak eens tegen het ligt te houden aan de hand van de 5 uitgangspunten.</text:span><text:span text:style-name="T275"><text:line-break/></text:span></text:p>
      <text:h text:style-name="P139" text:outline-level="3"><text:soft-page-break/><text:span text:style-name="T274">Het </text:span><text:span text:style-name="T273">vak</text:span><text:span text:style-name="T274"> door de bril van de 5 uitgangspunten</text:span></text:h>
      <text:h text:style-name="P150" text:outline-level="4"><text:span text:style-name="T211">1. Studeren met pl</text:span><text:span text:style-name="T217">e</text:span><text:span text:style-name="T211">zier</text:span></text:h>
      <text:p text:style-name="P114">Een deel van de studenten heeft al iets met programmeren, en dit vak valt bij hen in vruchtbare aarde. Maar bij velen lijkt van plezier geen sprake. Ze vinden het vak moeilijk. <text:span text:style-name="T277">Fundamentele concepten landen moeizaam en worden soms vaak door elkaar gegooid. Zo blijkt het verschil tussen een datatype en een variabele voor velen </text:span><text:span text:style-name="T288">ook na afloop nog steeds</text:span><text:span text:style-name="T277"> lastig.</text:span></text:p>
      <text:p text:style-name="P156">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15">Hierin kan op eenvoudige wijze sterke verbetering worden gebracht. Het recept is simpel. Aan het begin van de broncode komen drie blokken commentaar, namelijk <text:span text:style-name="T234">Requirements</text:span>, <text:span text:style-name="T229">Testspec</text:span> en <text:span text:style-name="T229">Design</text:span><text:span text:style-name="T162">, </text:span><text:span text:style-name="T165">elk van een regel of twintig.<text:line-break/><text:line-break/>Bij </text:span><text:span text:style-name="T232">Requirements</text:span><text:span text:style-name="T165"> beschrijft de student </text:span><text:span text:style-name="T180">in eigen woorden</text:span><text:span text:style-name="T183"> </text:span><text:span text:style-name="T236">wat</text:span><text:span text:style-name="T183"> het programma precies moet doen, zonder zich druk te maken over </text:span><text:span text:style-name="T236">hoe</text:span><text:span text:style-name="T183"> het programma dit doet. Deze beschrijving is </text:span><text:span text:style-name="T180">zo gedetailleerd en concreet mogelijk</text:span><text:span text:style-name="T183">.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16"><text:span text:style-name="T182">Bij </text:span><text:span text:style-name="T235">Testspec </text:span><text:span text:style-name="T182">beschrijft de student hoe hij uiteindelijk gaat testen of de applicatie werkelijk aan de requirements voldoet. </text:span><text:span text:style-name="T184">Deze beschrijving is </text:span><text:span text:style-name="T181">operationeel</text:span><text:span text:style-name="T184">, dat wil zeggen hij beschrijft exact welke handelingen worden verricht tijdens het testen en wat daarvan de resultaten zijn. Ook is hij </text:span><text:span text:style-name="T181">kwantitatief</text:span><text:span text:style-name="T184">, vage waarde-oordelen zoals </text:span><text:span text:style-name="T237">vaak</text:span><text:span text:style-name="T184">, </text:span><text:span text:style-name="T237">betrouwbaar, robuust, flexibel</text:span><text:span text:style-name="T184">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37">Testspec</text:span><text:span text:style-name="T184"> kunnen uitvoeren. En objectief kunnen vaststellen of de test geslaagd is.</text:span></text:p>
      <text:p text:style-name="P117"><text:span text:style-name="T280">Het tekstblok met de kop </text:span><text:span text:style-name="T235">Design</text:span><text:span text:style-name="T280">, tenslotte, is bij deze eerste kennismaking met programmeren het belangrijkste. Het gaat daarbij niet om diagrammen. Student, beschrijf nu eens hoe je denkt dat je programma moet gaan werken </text:span><text:span text:style-name="T278">zonder je daarbij te verliezen in de details van een </text:span><text:span text:style-name="T279">nog relatief onbekende </text:span><text:span text:style-name="T278">programmeertaal</text:span><text:span text:style-name="T280">. </text:span><text:span text:style-name="T281">Doe maar net alsof je aan je tante Betje uitlegt hoe je dit gaat aanpakken. Stap voor stap.<text:line-break/></text:span><text:soft-page-break/></text:p>
      <text:p text:style-name="P157">Bij de huidige eindopdracht (Lena in ASCII-art):</text:p>
      <text:p text:style-name="P121"><text:span text:style-name="T280">N.B. </text:span><text:span text:style-name="T285">Bij het </text:span><text:span text:style-name="T239">Design</text:span><text:span text:style-name="T280"> is er vanuit gegaan dat de datafile iets handiger in elkaar zit dan op dit moment.</text:span></text:p>
      <text:p text:style-name="P121"><text:span text:style-name="T280">N.B.2 Hoewel de tekst hier in het nederlands is gegeven, verdient engels voor </text:span><text:span text:style-name="T235">Requirements, Testspec</text:span><text:span text:style-name="T280"> en D</text:span><text:span text:style-name="T235">esign </text:span><text:span text:style-name="T280">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58">Design</text:p>
      <text:p text:style-name="P118"><text:span text:style-name="T235">De gegevens van het Lena-plaatje staan in een bestand. De getallen in dit bestand </text:span><text:span text:style-name="T240">staan in tekstvorm en </text:span><text:span text:style-name="T235">stellen helderheden voor. Ze lopen van 0 t/m 255. De eerste twee getallen in het bestand zijn het aantal rijen en kolommen van het beeld.</text:span></text:p>
      <text:p text:style-name="P158">Allereerst wordt een tweedimensionaal (short unsigned) integer array gedefinieerd met deze afmetingen. In twee geneste for-lussen worden de gegevens uit het Lena-bestand in dit array ingelezen.</text:p>
      <text:p text:style-name="P119"><text:span text:style-name="T235">Vervolgens wordt een helderheidsschaal gedefin</text:span><text:span text:style-name="T238">ieerd. De getallen van 0 t/m 255 worden daarbij gekoppeld aan bijvoorbeeld 8 letters met opklimmende helderheid </text:span><text:span text:style-name="T241">bij witte letters op een zwart scherm,</text:span><text:span text:style-name="T238"> </text:span><text:span text:style-name="T241">b</text:span><text:span text:style-name="T238">ijv</text:span><text:span text:style-name="T241">oorbeeld</text:span><text:span text:style-name="T238"> “.,-=ILNM”. Als je een bepaald helderheids-getal hebt en de letters zijn genummerd van 0 t/m 7 (dit zijn de ind</text:span><text:span text:style-name="T241">ices</text:span><text:span text:style-name="T238"> van de letters in de string “.,-=ILNM”</text:span><text:span text:style-name="T241">)</text:span><text:span text:style-name="T238"> dan kun je de index van de bijbehorende letter als volgt vinden:<text:line-break/><text:line-break/><text:tab/>index = helderheid / 32</text:span></text:p>
      <text:p text:style-name="P119"><text:span text:style-name="T238">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280"><text:line-break/><text:line-break/></text:span><text:span text:style-name="T282">Bij deze werkwijze krijgt de student gelegenheid na te denken over een oplossinsstrategie, zonder daarbij enorm gehinderd te worden door de ballast van een programmeertaal. Als het gelukt is om op deze manier te beschrijven </text:span><text:span text:style-name="T238">wat</text:span><text:span text:style-name="T282"> er precies moet gebeuren, worden alle tussenstappen in de vorm van commentaarblokjes in het programma gekopieerd </text:span><text:span text:style-name="T286">(originele commentaarblokken ook laen staan) </text:span><text:span text:style-name="T282">en eventueel wat gedetailleerder beschreven. Pas daarna begint het eigenlijke coderen, </text:span><text:span text:style-name="T286">elk codefragment zoveel mogelijk direct onder het betreffende commentaarblokje.</text:span></text:p>
      <text:p text:style-name="P120"><text:span text:style-name="T282">D</text:span><text:span text:style-name="T280">e</text:span><text:span text:style-name="T285">ze</text:span><text:span text:style-name="T280"> werkwijze, afgeleid van Donald Knuth’s “Literate Programming” blijkt beginnende programmeurs enorm te helpen. </text:span><text:span text:style-name="T283">Als de commentaarblokjes er eenmaal staan, ligt de grote lijn vast en kunnen de studenten zich focussen op de details en de uitdaging van de programmeertaal, zonder het </text:span><text:soft-page-break/><text:span text:style-name="T283">risico te lopen die grote lijn uit het oog te verliezen. Deze “comments first” manier is ook voor zeer ervaren programmeurs een hele prettige werkwijze. Immers de code is daarmee gelijk grondig gedocumenteerd, niet in de vorm van triviaal, obligaat </text:span><text:span text:style-name="T286">afgeraffeld </text:span><text:span text:style-name="T283">commentaar, maar op een </text:span><text:span text:style-name="T286">doordachte, functionele </text:span><text:span text:style-name="T283">manier waar niet alleen </text:span><text:span text:style-name="T284">toekomstige collega’s plezier van hebben maar, <text:s/>ook de originele programmeur zelf, aangezien het vantevoren gebeurt. </text:span><text:span text:style-name="T286">Coderen met beheersing en overzicht, en daardoor met plezier, is </text:span><text:span text:style-name="T287">bij Techische Informatica een belangrijk </text:span><text:span text:style-name="T286">onderdeel van studeren met plezier.</text:span></text:p>
      <text:h text:style-name="P150" text:outline-level="4">2. Studeren met nieuwsgierigheid</text:h>
      <text:p text:style-name="P122">Studenten al eerder hebben geprogrammeerd zijn nieuwsgierig naar wat ze bij TI wat dit betreft allemaal voor nieuws gaan leren.</text:p>
      <text:p text:style-name="P122">Studenten die nog nooit hebben geprogrammeerd zijn nieuwsgierig naar wat programmeren nu eigen<text:span text:style-name="T289">lijk</text:span> inhoudt.</text:p>
      <text:p text:style-name="P123">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290">En dat bij </text:span><text:span text:style-name="T76">één van de eerste vakken die ze op de Hogeschool krijgen.</text:span></text:p>
      <text:p text:style-name="P124"><text:span text:style-name="T7">Studenten voor wie programmeren nieuw lopen tegen een andere teleurstelling aan. </text:span><text:span text:style-name="T77">Programmeren is moeilijker dan ze dachten. Je moet heel veel van de taal snappen om eenvoudigweg een gegeven van het toetsenbord te kunnen inlezen. </text:span><text:span text:style-name="T78">Hoezo precies </text:span><text:span text:style-name="T66">scanf (“%f”, &amp;x)</text:span><text:span text:style-name="T78"> ? Waar zijn % en &amp; precies goed voor? En waaarom die &amp; niet bij </text:span><text:span text:style-name="T66">printf (“%f”, x) </text:span><text:span text:style-name="T47">? Geen eenvoudige vragen als je net leert programmeren. </text:span><text:span text:style-name="T67">x = input () </text:span><text:span text:style-name="T48">oogt een stuk minder intimiderend, net als </text:span><text:span text:style-name="T67">print (x)</text:span><text:span text:style-name="T48">. </text:span><text:span text:style-name="T49">Natuurlijk zal een TI’er uiteindelijk een keer C(++) moeten leren. De vraag is of C z’n eerste kennismaking met dit nog onbekende vak moet zijn.<text:line-break/><text:line-break/></text:span><text:span text:style-name="T51">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159">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25"><text:span text:style-name="T50">Als alleen al de opgaven gedifferentieerd zouden zijn, bijvoorbeeld in drie niveaus, </text:span><text:span text:style-name="T52">zouden ook de wat meer ervaren programmeurs uit</text:span><text:span text:style-name="T53">gedaagd worden</text:span><text:span text:style-name="T52">. </text:span><text:span text:style-name="T53">Het bovenste niveau </text:span><text:span text:style-name="T56">mag pittig</text:span><text:span text:style-name="T53"> zijn. </text:span><text:span text:style-name="T52">Juist ervaren programmeurs hebben hun kennis waarschijnlijk zelf opgedaan omdat ze geboeid waren door het fenomeen programmeren. Ze zijn van nature nieuwsgierig naar nieuw</text:span><text:span text:style-name="T54">e</text:span><text:span text:style-name="T52"> mogelijkheden en kunnen dingen over het algemeen goed zelf uitzoeken met behulp van Internet. Aan hen tegemoet komen is </text:span><text:soft-page-break/><text:span text:style-name="T52">niet zo’n kunst. </text:span><text:span text:style-name="T54">Behalve de opgaven hoeft het materiaal niet persee te worden aangepast, ze vinden hun <text:s/>Behalve de opgaven hoeft het materiaal niet persee te worden aangepast, ze vinden hun weg wel.weg wel. </text:span><text:span text:style-name="T52">Een uitdagende opgave </text:span><text:span text:style-name="T55">op niveau 3 </text:span><text:span text:style-name="T52">zet ze aan het zoeken, </text:span><text:span text:style-name="T54">de rest gaan vanzelf, </text:span><text:span text:style-name="T52">uit nieuwsgierigheid.</text:span></text:p>
      <text:p text:style-name="P126"><text:span text:style-name="T52">H</text:span><text:span text:style-name="T50">et laagste niveau is ook interessant. Horen pointers en adres-operatoren werkelijk in een allereerste kennismaking met programmeren thuis? Of kan dat ook later aan de orde komen, bijvoorbeeld bij C++, gesteld dat C de eerste taal blijft die ze leren?</text:span></text:p>
      <text:p text:style-name="P160">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47" text:outline-level="4">3. Een contextrijke leeromgeving</text:h>
      <text:p text:style-name="P161">In het eerst jaar van HR-TI is voor het vak Imperatief Programmeren een duidelijke context aanwezig: Gebruik van C op de Arduino in de beschreven projecten. <text:span text:style-name="T291">De C kennis die wordt opgdaan in dit vak is noodzakelijk om de projecten te kunnen doen. Daarmee is ook verzekerd dat het deel van de studenten dat bijvoorbeeld bij het lift-project de software schrijft, deze taal actief gebruik</text:span><text:span text:style-name="T292">t</text:span><text:span text:style-name="T291">. En actief gebruik van een programmeertaal is de enige manier om hem werkelijk te leren.</text:span></text:p>
      <text:p text:style-name="P161"><text:span text:style-name="T291">Programmeren leer je door het te doen, net als fietsen. De theorie is zeker belangrijk, maar die krijgt </text:span><text:span text:style-name="T292">voor de meeste studenten </text:span><text:span text:style-name="T291"><text:s/>pas betekenis in de context van praktische </text:span><text:span text:style-name="T292">toepassing</text:span><text:span text:style-name="T291">. Tot dat moment blijft programmeren een abstract spel. Pas als je ontdekt wat je er mee kunt doen wordt programmeren </text:span><text:span text:style-name="T292">voor de meesten</text:span><text:span text:style-name="T291"> echt leuk. </text:span><text:span text:style-name="T292">Veel van onze studenten hebben een fascinatie voor het </text:span><text:span text:style-name="T233">maken</text:span><text:span text:style-name="T166"> van dingen, we profileren ons niet voor niets als een maak-opleiding en dat zijn we ook.</text:span></text:p>
      <text:p text:style-name="P162"><text:span text:style-name="T162">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span></text:p>
      <text:p text:style-name="P163"><text:span text:style-name="T167">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span></text:p>
      <text:list xml:id="list8013849" text:style-name="L3">
        <text:list-item>
          <text:p text:style-name="P164"><text:span text:style-name="T167">Inventariseer de leerdoelen. </text:span><text:span text:style-name="T172">Werk deze vervolgens zo concreet mogelijk uit. </text:span><text:span text:style-name="T167">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64"><text:span text:style-name="T167">Verzin vervolgens een aansprekende eindopdracht waarin al deze constructies aan de orde komen. </text:span><text:span text:style-name="T172">Het is de moeite waard hier goed over na te denken. Belangrijk is dat de eindopdracht geen abstract programmeer-”kunstje” is maar verbinding heeft met een voor de studenten zo </text:span><text:soft-page-break/><text:span text:style-name="T172">aantrekkelijk mogelijke context. Gaming ligt voor de hand, besturing van hardware is echter ook iets wat voor velen behoorlijk nieuw en boeiend is. Er zijn ook prima combinaties tussen deze twee te maken.</text:span></text:p>
        </text:list-item>
        <text:list-item>
          <text:p text:style-name="P167"><text:span text:style-name="T167">Realiseer die van eindopdracht vantevoren minimalistisch als modeluitwerking voor de docenten. </text:span><text:span text:style-name="T172">Dit is belangrijk omdat het de docenten die zich enigzins in beginners kunnen inleven, vantevoren een beeld geeft van de moeilijkheidsgraad en benodigde effort. Zoek het niet te veel in de toeters en de bellen, </text:span><text:span text:style-name="T174">dat is voor programmeurs zowiezo een slechte gewoonte.</text:span><text:span text:style-name="T172"> Een opdracht met een harde, intrinsiek boeiende “kern” is beter. Graphics zijn in dit stadium nog te hoog gegrepen. </text:span><text:span text:style-name="T173">Gebruik van sensoren en bewegende hardware is wel haalbaar en kan net zo boeiend zijn. </text:span><text:span text:style-name="T174">De hardware mag worden “voorgekauwd”, het is immers geen project maar een programmeervak.</text:span></text:p>
        </text:list-item>
        <text:list-item>
          <text:p text:style-name="P165"><text:span text:style-name="T167">Pluk het resulterende programma uiteen in </text:span><text:span text:style-name="T168">onder</text:span><text:span text:style-name="T167">delen,</text:span><text:span text:style-name="T294">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297">Alles wat meer is dan dat wordt gewoon niet geabsorbeerd of, blijkens ervaringen, snel weer vergeten.</text:span></text:p>
        </text:list-item>
        <text:list-item>
          <text:p text:style-name="P165"><text:span text:style-name="T168">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169">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174">Het stap voor stap proces is een leerpunt op zich. <text:s/>Een samenstel van betrekkelijk simpele onderdelen kan uiteindelijk iets boeiends of bruikbaars opleveren. En </text:span><text:span text:style-name="T175">een bij een demo </text:span><text:span text:style-name="T174">complex lijkende applicatie </text:span><text:span text:style-name="T175">is</text:span><text:span text:style-name="T174"> </text:span><text:span text:style-name="T175">blijkbaar </text:span><text:span text:style-name="T174">terug te brengen tot behapbare brokken.</text:span></text:p>
        </text:list-item>
        <text:list-item>
          <text:p text:style-name="P165"><text:span text:style-name="T168">Geef duidelijke, bindende richtlijnen voor de code van de deelopdrachten. </text:span><text:span text:style-name="T169">Bijvoorbeeld</text:span><text:span text:style-name="T168">: “gebruik hierbij een 2D integer array” of “maak hiervoor een aparte functie die deze waarden aan de caller teruggeeft door middel van pointer </text:span><text:span text:style-name="T176">parameter</text:span><text:span text:style-name="T168">s” </text:span><text:span text:style-name="T169">of “stop die en die zaken in aparte modules met bijbehorende headers”. </text:span><text:span text:style-name="T168">Zo worden studenten ertoe geleid ook werkelijk de diverse taalelementen te gebruiken die ze volgens de leerdoelen moeten beheersen. Een werkende applicatie is immers een middel, geen doel. </text:span><text:span text:style-name="T170">Gebruik de contacturen zoveel mogelijk voor individuele begeleiding gericht op gebruik van het juiste taalmiddel voor een bepaald doel.</text:span></text:p>
        </text:list-item>
        <text:list-item>
          <text:p text:style-name="P166"><text:span text:style-name="T169">Laat de studenten in de lessen en bij het huiswerk stap </text:span><text:span text:style-name="T170">voor stap de programma-onderdelen realiseren. Sommige onderdelen worden misschien al ge</text:span><text:span text:style-name="T295">ï</text:span><text:span text:style-name="T170">ntegreerd, andere blijven nog los. Sommigen omvatten misschien </text:span><text:span text:style-name="T294">éé</text:span><text:span text:style-name="T170">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294">éé</text:span><text:span text:style-name="T295">n header stopt, vergeet n</text:span><text:span text:style-name="T298">iet snel</text:span><text:span text:style-name="T295"> meer waarom dat onhandig </text:span><text:soft-page-break/><text:span text:style-name="T295">is. </text:span><text:span text:style-name="T296">Stel het begrip unit-testen aan de orde en laat ze dit (op eenvoudige wijze) ook echt doen en de test-code bewaren voor latere regGraphics zijn in dit stadium nog te hoog gegrepen. resssie-tests.</text:span></text:p>
        </text:list-item>
        <text:list-item>
          <text:p text:style-name="P166"><text:span text:style-name="T170">Laat ze in de laatste les(sen) werken aan de eindopdracht en biedt ook hier individuele begeleiding. Zelfstandig ontdekken </text:span><text:span text:style-name="T177">is</text:span><text:span text:style-name="T170"> zeker nuttig, maar overdracht van vakmanschap van de docent kan het leerproces zeer versnellen en verdiepen.</text:span><text:span text:style-name="T167"> </text:span><text:span text:style-name="T171">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68"><text:span text:style-name="T171">S</text:span><text:span text:style-name="T162">amenvattend: Bovenstaand wordt een </text:span><text:span text:style-name="T178">beproefde </text:span><text:span text:style-name="T162">methode geschetst om de theorie systematisch aan de orde te laten komen. Daartoe worden een boeiende eindopdracht bedacht waarin alle elementen van de theorie practisch </text:span><text:span text:style-name="T178">worden gebruikt</text:span><text:span text:style-name="T162">. Deze </text:span><text:span text:style-name="T178">eindopdracht </text:span><text:span text:style-name="T162">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178">meer abstracte zaken zoals </text:span><text:span text:style-name="T162">modularisering, kan grotendeels vrij worden gekozen </text:span><text:span text:style-name="T178">indien</text:span><text:span text:style-name="T162"> er niet te veel afhankelijkheden tussen de “puzzelstukken” zijn waaruit de eindopracht wordt opgebouwd. Met wat “clever thinking” </text:span><text:span text:style-name="T178">zijn zulke</text:span><text:span text:style-name="T162"> afhankelijkheiden </text:span><text:span text:style-name="T178">meestal </text:span><text:span text:style-name="T162">grotendeels te vermijden. </text:span><text:span text:style-name="T179">Daarmee is het eindresultaat tevens een goed voorbeeld van een programmeerstragie die streeft naar het ontkoppelen van onderdelen. (Google: Coupling and Cohesion)</text:span></text:p>
      <text:h text:style-name="P150" text:outline-level="4"><text:span text:style-name="T262">4. </text:span><text:span text:style-name="T261">Studeren door te leren van andere studenten en docenten</text:span></text:h>
      <text:p text:style-name="P169">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170">Bij een fysieke les is meestal onmiddelijk duidelijk wie liever niet <text:span text:style-name="T304">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02">Mensen die dingen niet snappen zijn geneigd zich op subtiele wijze terug te trekken, om niet te laten merken dat ze vast zitten. Immers, dan ben je kwetsbaar voor veroordeling </text:span><text:span text:style-name="T305">door medestudenten en door de docent</text:span><text:span text:style-name="T302">. </text:span><text:span text:style-name="T303">En kwetsbaarheid staat onder een deel van de jongeren gelijk met zwakte. Voor het is “je kaarten tegen de borst houden” de natuurlijk reactie.<text:line-break/><text:line-break/></text:span><text:span text:style-name="T305">Punt </text:span><text:span text:style-name="T299">één bij het faciliteren van leren van andere studenten en docenten is daarom het creëren van een veilige sfeer. Dit begint bij vriendelijkheid, benaderbaarheid en betrokkenheid van de docent bij </text:span><text:soft-page-break/><text:span text:style-name="T299">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171"><text:span text:style-name="T299">P</text:span><text:span text:style-name="T7">unt twee betreft de omgangsvormen tussen studenten onderling. Domme vragen bestaan niet, alleené nieuwsgierig studenten die iets nog niet weten wat jij al wel weet. Aan jou de taak om de ander erbij te halen. Dat is de norm, en die mag expliciet </text:span><text:span text:style-name="T300">en duidelijk </text:span><text:span text:style-name="T7">worden neergezet. </text:span><text:span text:style-name="T300">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51" text:outline-level="4">5. <text:s/>Studeren met eigenaarschap en verantwoordelijkheid</text:h>
      <text:p text:style-name="Text_20_body"><text:span text:style-name="T306">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07">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301">ï</text:span><text:span text:style-name="T126">nternaliseerd, maar we blijven groepsdieren, mede gericht op de ander en onze plaats in de groep.<text:line-break/><text:line-break/></text:span><text:span text:style-name="T127">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28">En je verantwoordelijkheid altijd waarmaken, ook als niemand de kwaliteit van dat specifieke stukje codee ziet. Zo ben je betrouwbaar voor jezelf en anderen.</text:span><text:line-break/></text:p>
      <text:p text:style-name="P10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5T12:45:09.741348879</dc:date>
    <meta:editing-duration>PT17H54M23S</meta:editing-duration>
    <meta:editing-cycles>196</meta:editing-cycles>
    <meta:generator>LibreOffice/7.3.3.2$Linux_X86_64 LibreOffice_project/30$Build-2</meta:generator>
    <meta:document-statistic meta:table-count="2" meta:image-count="0" meta:object-count="0" meta:page-count="33" meta:paragraph-count="238" meta:word-count="14361" meta:character-count="91255" meta:non-whitespace-character-count="77034"/>
  </office:meta>
</office:document-meta>
</file>